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063in"/>
    </style:style>
    <style:style style:name="co3" style:family="table-column">
      <style:table-column-properties fo:break-before="auto" style:column-width="1.2492in"/>
    </style:style>
    <style:style style:name="co4" style:family="table-column">
      <style:table-column-properties fo:break-before="auto" style:column-width="1.07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 style:data-style-name="N60"/>
    <style:style style:name="ce4" style:family="table-cell" style:parent-style-name="Default">
      <style:table-cell-properties fo:background-color="#ffff66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12" table:default-cell-style-name="Default"/>
        <table:table-row table:style-name="ro1">
          <table:table-cell table:style-name="ce1" office:value-type="string">
            <text:p>Case 1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validity</text:p>
          </table:table-cell>
          <table:table-cell table:style-name="ce1"/>
          <table:table-cell table:style-name="ce1" office:value-type="string">
            <text:p>Price / year</text:p>
          </table:table-cell>
          <table:table-cell/>
          <table:table-cell table:style-name="ce1" office:value-type="string">
            <text:p>D2h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validity</text:p>
          </table:table-cell>
          <table:table-cell table:style-name="ce1"/>
          <table:table-cell table:style-name="ce1" office:value-type="string">
            <text:p>Price / year</text:p>
          </table:table-cell>
          <table:table-cell/>
        </table:table-row>
        <table:table-row table:style-name="ro2">
          <table:table-cell office:value-type="string">
            <text:p>sim1</text:p>
          </table:table-cell>
          <table:table-cell office:value-type="float" office:value="349">
            <text:p>349</text:p>
          </table:table-cell>
          <table:table-cell office:value-type="float" office:value="84">
            <text:p>84</text:p>
          </table:table-cell>
          <table:table-cell/>
          <table:table-cell table:formula="of:=[.B2]* 365.25/[.C2]" office:value-type="float" office:value="1517.52678571429">
            <text:p>1517.5267857143</text:p>
          </table:table-cell>
          <table:table-cell/>
          <table:table-cell office:value-type="string">
            <text:p>videocon</text:p>
          </table:table-cell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/>
          <table:table-cell table:formula="of:=[.H2]* 365.25 / [.I2]" office:value-type="float" office:value="3043.75">
            <text:p>3043.75</text:p>
          </table:table-cell>
          <table:table-cell/>
        </table:table-row>
        <table:table-row table:style-name="ro1">
          <table:table-cell office:value-type="string">
            <text:p>sim2</text:p>
          </table:table-cell>
          <table:table-cell office:value-type="float" office:value="349">
            <text:p>349</text:p>
          </table:table-cell>
          <table:table-cell office:value-type="float" office:value="84">
            <text:p>84</text:p>
          </table:table-cell>
          <table:table-cell/>
          <table:table-cell table:formula="of:=[.B3]* 365.25/[.C3]" office:value-type="float" office:value="1517.52678571429">
            <text:p>1517.5267857143</text:p>
          </table:table-cell>
          <table:table-cell table:number-columns-repeated="7"/>
        </table:table-row>
        <table:table-row table:style-name="ro1">
          <table:table-cell office:value-type="string">
            <text:p>broad band</text:p>
          </table:table-cell>
          <table:table-cell office:value-type="float" office:value="610">
            <text:p>610</text:p>
          </table:table-cell>
          <table:table-cell office:value-type="float" office:value="30">
            <text:p>30</text:p>
          </table:table-cell>
          <table:table-cell/>
          <table:table-cell table:formula="of:=[.B4]* 365.25/[.C4]" office:value-type="float" office:value="7426.75">
            <text:p>7426.75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1" office:value-type="string">
            <text:p>sum</text:p>
          </table:table-cell>
          <table:table-cell table:style-name="ce1" table:formula="of:=SUM([.E2:.E4])" office:value-type="float" office:value="10461.8035714286">
            <text:p>10461.8035714286</text:p>
          </table:table-cell>
          <table:table-cell/>
          <table:table-cell table:style-name="ce1" office:value-type="string">
            <text:p>total</text:p>
          </table:table-cell>
          <table:table-cell table:number-columns-repeated="3"/>
          <table:table-cell table:formula="of:=[.E6]+[.K2]" office:value-type="float" office:value="13505.5535714286">
            <text:p>13505.5535714286</text:p>
          </table:table-cell>
          <table:table-cell table:formula="of:=[.K6]/12" office:value-type="float" office:value="1125.46279761905">
            <text:p>1125.462797619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>
            <text:p>Case 2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validity</text:p>
          </table:table-cell>
          <table:table-cell table:style-name="ce1"/>
          <table:table-cell table:style-name="ce1" office:value-type="string">
            <text:p>Price / year</text:p>
          </table:table-cell>
          <table:table-cell table:number-columns-repeated="2"/>
          <table:table-cell office:value-type="string">
            <text:p>Num1</text:p>
          </table:table-cell>
          <table:table-cell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string">
            <text:p>sim1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/>
          <table:table-cell table:formula="of:=[.B10]* 365.25/[.C10]" office:value-type="float" office:value="1278.375">
            <text:p>1278.375</text:p>
          </table:table-cell>
          <table:table-cell table:number-columns-repeated="2"/>
          <table:table-cell office:value-type="string">
            <text:p>Num2</text:p>
          </table:table-cell>
          <table:table-cell office:value-type="float" office:value="365">
            <text:p>365</text:p>
          </table:table-cell>
          <table:table-cell table:number-columns-repeated="3"/>
        </table:table-row>
        <table:table-row table:style-name="ro1">
          <table:table-cell office:value-type="string">
            <text:p>sim2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/>
          <table:table-cell table:formula="of:=[.B11]* 365.25/[.C11]" office:value-type="float" office:value="1278.375">
            <text:p>1278.375</text:p>
          </table:table-cell>
          <table:table-cell table:number-columns-repeated="2"/>
          <table:table-cell office:value-type="string">
            <text:p>PDT</text:p>
          </table:table-cell>
          <table:table-cell table:formula="of:=[.I10]*[.I9]" office:value-type="float" office:value="31025">
            <text:p>31025</text:p>
          </table:table-cell>
          <table:table-cell table:number-columns-repeated="3"/>
        </table:table-row>
        <table:table-row table:style-name="ro1">
          <table:table-cell office:value-type="string">
            <text:p>broad band</text:p>
          </table:table-cell>
          <table:table-cell office:value-type="float" office:value="610">
            <text:p>610</text:p>
          </table:table-cell>
          <table:table-cell office:value-type="float" office:value="30">
            <text:p>30</text:p>
          </table:table-cell>
          <table:table-cell/>
          <table:table-cell table:formula="of:=[.B12]* 365.25/[.C12]" office:value-type="float" office:value="7426.75">
            <text:p>7426.75</text:p>
          </table:table-cell>
          <table:table-cell table:number-columns-repeated="2"/>
          <table:table-cell office:value-type="string">
            <text:p>LCM</text:p>
          </table:table-cell>
          <table:table-cell table:formula="of:=LCM([.I10];[.I9])" office:value-type="float" office:value="6205">
            <text:p>6205</text:p>
          </table:table-cell>
          <table:table-cell table:formula="of:=[.I12]/[.I10]" office:value-type="float" office:value="17">
            <text:p>17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HCF</text:p>
          </table:table-cell>
          <table:table-cell table:formula="of:=GCD([.I10];[.I9])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>
            <text:p>sum</text:p>
          </table:table-cell>
          <table:table-cell table:style-name="ce1" table:formula="of:=SUM([.E10:.E12])" office:value-type="float" office:value="9983.5">
            <text:p>9983.5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>
            <text:p>Year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Days</text:p>
          </table:table-cell>
          <table:table-cell office:value-type="float" office:value="365">
            <text:p>36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>
            <text:p>total </text:p>
          </table:table-cell>
          <table:table-cell table:formula="of:=[.K17]*[.K16]" office:value-type="float" office:value="7300">
            <text:p>7300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>
            <text:p>Validity</text:p>
          </table:table-cell>
          <table:table-cell office:value-type="float" office:value="28">
            <text:p>28</text:p>
          </table:table-cell>
          <table:table-cell office:value-type="string">
            <text:p>Per Pack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formula="of:=ROUND([.K19]/[.K22])" office:value-type="float" office:value="261">
            <text:p>261</text:p>
          </table:table-cell>
          <table:table-cell office:value-type="string">
            <text:p>times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formula="of:=[.K24]/[.K16]" office:value-type="float" office:value="13.05">
            <text:p>13.05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>
            <text:p>Validity</text:p>
          </table:table-cell>
          <table:table-cell office:value-type="float" office:value="85">
            <text:p>85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>
            <text:p>Sno</text:p>
          </table:table-cell>
          <table:table-cell table:style-name="ce1" office:value-type="string">
            <text:p>Multiple 1</text:p>
          </table:table-cell>
          <table:table-cell table:style-name="ce1" office:value-type="string">
            <text:p>Year</text:p>
          </table:table-cell>
          <table:table-cell/>
          <table:table-cell table:style-name="ce1" office:value-type="string">
            <text:p>Validity</text:p>
          </table:table-cell>
          <table:table-cell table:style-name="ce1" office:value-type="string">
            <text:p>Days in Year</text:p>
          </table:table-cell>
          <table:table-cell table:style-name="ce1" office:value-type="string">
            <text:p>LCM</text:p>
          </table:table-cell>
          <table:table-cell table:style-name="ce1" office:value-type="string">
            <text:p>GCD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$B$1] *[.A6]" office:value-type="float" office:value="85">
            <text:p>85</text:p>
          </table:table-cell>
          <table:table-cell table:formula="of:=FLOOR(([.B6]/365);1) +1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float" office:value="365">
            <text:p>365</text:p>
          </table:table-cell>
          <table:table-cell table:formula="of:=LCM([.E6];[.F6])" office:value-type="float" office:value="2555">
            <text:p>2555</text:p>
          </table:table-cell>
          <table:table-cell table:style-name="ce2" table:formula="of:=GCD([.E6];[.F6])" office:value-type="float" office:value="1">
            <text:p>1</text:p>
          </table:table-cell>
          <table:table-cell office:value-type="string">
            <text:p><text:s/>Relative Primes !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B$1] *[.A7]" office:value-type="float" office:value="170">
            <text:p>170</text:p>
          </table:table-cell>
          <table:table-cell table:formula="of:=FLOOR(([.B7]/365);1) +1" office:value-type="float" office:value="1">
            <text:p>1</text:p>
          </table:table-cell>
          <table:table-cell/>
          <table:table-cell office:value-type="float" office:value="28">
            <text:p>28</text:p>
          </table:table-cell>
          <table:table-cell office:value-type="float" office:value="365">
            <text:p>365</text:p>
          </table:table-cell>
          <table:table-cell table:formula="of:=LCM([.E7];[.F7])" office:value-type="float" office:value="10220">
            <text:p>10220</text:p>
          </table:table-cell>
          <table:table-cell table:style-name="ce2" table:formula="of:=GCD([.E7];[.F7]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$B$1] *[.A8]" office:value-type="float" office:value="255">
            <text:p>255</text:p>
          </table:table-cell>
          <table:table-cell table:formula="of:=FLOOR(([.B8]/365);1) +1" office:value-type="float" office:value="1">
            <text:p>1</text:p>
          </table:table-cell>
          <table:table-cell/>
          <table:table-cell office:value-type="float" office:value="82">
            <text:p>82</text:p>
          </table:table-cell>
          <table:table-cell office:value-type="float" office:value="365">
            <text:p>365</text:p>
          </table:table-cell>
          <table:table-cell table:formula="of:=LCM([.E8];[.F8])" office:value-type="float" office:value="29930">
            <text:p>29930</text:p>
          </table:table-cell>
          <table:table-cell table:style-name="ce2" table:formula="of:=GCD([.E8];[.F8]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.$B$1] *[.A9]" office:value-type="float" office:value="340">
            <text:p>340</text:p>
          </table:table-cell>
          <table:table-cell table:formula="of:=FLOOR(([.B9]/365);1) +1" office:value-type="float" office:value="1">
            <text:p>1</text:p>
          </table:table-cell>
          <table:table-cell/>
          <table:table-cell office:value-type="float" office:value="84">
            <text:p>84</text:p>
          </table:table-cell>
          <table:table-cell office:value-type="float" office:value="365">
            <text:p>365</text:p>
          </table:table-cell>
          <table:table-cell table:formula="of:=LCM([.E9];[.F9])" office:value-type="float" office:value="30660">
            <text:p>30660</text:p>
          </table:table-cell>
          <table:table-cell table:style-name="ce2" table:formula="of:=GCD([.E9];[.F9]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[.$B$1] *[.A10]" office:value-type="float" office:value="425">
            <text:p>425</text:p>
          </table:table-cell>
          <table:table-cell table:formula="of:=FLOOR(([.B10]/365);1) +1" office:value-type="float" office:value="2">
            <text:p>2</text:p>
          </table:table-cell>
          <table:table-cell/>
          <table:table-cell office:value-type="float" office:value="168">
            <text:p>168</text:p>
          </table:table-cell>
          <table:table-cell office:value-type="float" office:value="365">
            <text:p>365</text:p>
          </table:table-cell>
          <table:table-cell table:formula="of:=LCM([.E10];[.F10])" office:value-type="float" office:value="61320">
            <text:p>61320</text:p>
          </table:table-cell>
          <table:table-cell table:style-name="ce2" table:formula="of:=GCD([.E10];[.F10]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.$B$1] *[.A11]" office:value-type="float" office:value="510">
            <text:p>510</text:p>
          </table:table-cell>
          <table:table-cell table:formula="of:=FLOOR(([.B11]/365);1) +1" office:value-type="float" office:value="2">
            <text:p>2</text:p>
          </table:table-cell>
          <table:table-cell/>
          <table:table-cell office:value-type="float" office:value="336">
            <text:p>336</text:p>
          </table:table-cell>
          <table:table-cell office:value-type="float" office:value="365">
            <text:p>365</text:p>
          </table:table-cell>
          <table:table-cell table:formula="of:=LCM([.E11];[.F11])" office:value-type="float" office:value="122640">
            <text:p>122640</text:p>
          </table:table-cell>
          <table:table-cell table:style-name="ce2" table:formula="of:=GCD([.E11];[.F11]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.$B$1] *[.A12]" office:value-type="float" office:value="595">
            <text:p>595</text:p>
          </table:table-cell>
          <table:table-cell table:formula="of:=FLOOR(([.B12]/365);1) +1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table:formula="of:=[.$B$1] *[.A13]" office:value-type="float" office:value="680">
            <text:p>680</text:p>
          </table:table-cell>
          <table:table-cell table:formula="of:=FLOOR(([.B13]/365);1) +1"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table:formula="of:=[.$B$1] *[.A14]" office:value-type="float" office:value="765">
            <text:p>765</text:p>
          </table:table-cell>
          <table:table-cell table:formula="of:=FLOOR(([.B14]/365);1) +1" office:value-type="float" office:value="3">
            <text:p>3</text:p>
          </table:table-cell>
          <table:table-cell/>
          <table:table-cell table:style-name="ce1" office:value-type="string">
            <text:p>Profit Estimation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[.$B$1] *[.A15]" office:value-type="float" office:value="850">
            <text:p>850</text:p>
          </table:table-cell>
          <table:table-cell table:formula="of:=FLOOR(([.B15]/365);1) +1" office:value-type="float" office:value="3">
            <text:p>3</text:p>
          </table:table-cell>
          <table:table-cell/>
          <table:table-cell office:value-type="string">
            <text:p>Price</text:p>
          </table:table-cell>
          <table:table-cell office:value-type="float" office:value="399">
            <text:p>399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$B$1] *[.A16]" office:value-type="float" office:value="935">
            <text:p>935</text:p>
          </table:table-cell>
          <table:table-cell table:formula="of:=FLOOR(([.B16]/365);1) +1" office:value-type="float" office:value="3">
            <text:p>3</text:p>
          </table:table-cell>
          <table:table-cell/>
          <table:table-cell office:value-type="string">
            <text:p>Validity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$B$1] *[.A17]" office:value-type="float" office:value="1020">
            <text:p>1020</text:p>
          </table:table-cell>
          <table:table-cell table:formula="of:=FLOOR(([.B17]/365);1) +1" office:value-type="float" office:value="3">
            <text:p>3</text:p>
          </table:table-cell>
          <table:table-cell/>
          <table:table-cell office:value-type="string">
            <text:p>Price / day</text:p>
          </table:table-cell>
          <table:table-cell table:formula="of:=[.F15]/[.F16]" office:value-type="float" office:value="4.75">
            <text:p>4.7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$B$1] *[.A18]" office:value-type="float" office:value="1105">
            <text:p>1105</text:p>
          </table:table-cell>
          <table:table-cell table:formula="of:=FLOOR(([.B18]/365);1) +1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table:formula="of:=[.$B$1] *[.A19]" office:value-type="float" office:value="1190">
            <text:p>1190</text:p>
          </table:table-cell>
          <table:table-cell table:formula="of:=FLOOR(([.B19]/365);1) +1" office:value-type="float" office:value="4">
            <text:p>4</text:p>
          </table:table-cell>
          <table:table-cell/>
          <table:table-cell office:value-type="string">
            <text:p>Alternate Validity</text:p>
          </table:table-cell>
          <table:table-cell office:value-type="float" office:value="85">
            <text:p>85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$B$1] *[.A20]" office:value-type="float" office:value="1275">
            <text:p>1275</text:p>
          </table:table-cell>
          <table:table-cell table:formula="of:=FLOOR(([.B20]/365);1) +1" office:value-type="float" office:value="4">
            <text:p>4</text:p>
          </table:table-cell>
          <table:table-cell/>
          <table:table-cell office:value-type="string">
            <text:p>Alternate Price</text:p>
          </table:table-cell>
          <table:table-cell table:formula="of:=[.F19]*[.F17]" office:value-type="float" office:value="403.75">
            <text:p>403.75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$B$1] *[.A21]" office:value-type="float" office:value="1360">
            <text:p>1360</text:p>
          </table:table-cell>
          <table:table-cell table:formula="of:=FLOOR(([.B21]/365);1) +1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table:formula="of:=[.$B$1] *[.A22]" office:value-type="float" office:value="1445">
            <text:p>1445</text:p>
          </table:table-cell>
          <table:table-cell table:formula="of:=FLOOR(([.B22]/365);1) +1"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table:formula="of:=[.$B$1] *[.A23]" office:value-type="float" office:value="1530">
            <text:p>1530</text:p>
          </table:table-cell>
          <table:table-cell table:formula="of:=FLOOR(([.B23]/365);1) +1" office:value-type="float" office:value="5">
            <text:p>5</text:p>
          </table:table-cell>
          <table:table-cell table:number-columns-repeated="2"/>
          <table:table-cell office:value-type="string">
            <text:p>Recharges / cycle</text:p>
          </table:table-cell>
          <table:table-cell office:value-type="string">
            <text:p>Total Recharge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B$1] *[.A24]" office:value-type="float" office:value="1615">
            <text:p>1615</text:p>
          </table:table-cell>
          <table:table-cell table:formula="of:=FLOOR(([.B24]/365);1) +1" office:value-type="float" office:value="5">
            <text:p>5</text:p>
          </table:table-cell>
          <table:table-cell/>
          <table:table-cell office:value-type="string">
            <text:p>Original pack</text:p>
          </table:table-cell>
          <table:table-cell office:value-type="float" office:value="13">
            <text:p>13</text:p>
          </table:table-cell>
          <table:table-cell table:formula="of:=[.F24]*[.F15]" office:value-type="float" office:value="5187">
            <text:p>518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.$B$1] *[.A25]" office:value-type="float" office:value="1700">
            <text:p>1700</text:p>
          </table:table-cell>
          <table:table-cell table:formula="of:=FLOOR(([.B25]/365);1) +1" office:value-type="float" office:value="5">
            <text:p>5</text:p>
          </table:table-cell>
          <table:table-cell/>
          <table:table-cell office:value-type="string">
            <text:p>Alternate pack</text:p>
          </table:table-cell>
          <table:table-cell office:value-type="float" office:value="12">
            <text:p>12</text:p>
          </table:table-cell>
          <table:table-cell table:formula="of:=[.F25]*[.F20]" office:value-type="float" office:value="4845">
            <text:p>4845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$B$1] *[.A26]" office:value-type="float" office:value="1785">
            <text:p>1785</text:p>
          </table:table-cell>
          <table:table-cell table:formula="of:=FLOOR(([.B26]/365);1) +1"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table:formula="of:=[.$B$1] *[.A27]" office:value-type="float" office:value="1870">
            <text:p>1870</text:p>
          </table:table-cell>
          <table:table-cell table:formula="of:=FLOOR(([.B27]/365);1) +1" office:value-type="float" office:value="6">
            <text:p>6</text:p>
          </table:table-cell>
          <table:table-cell/>
          <table:table-cell office:value-type="string">
            <text:p>Difference / cycle</text:p>
          </table:table-cell>
          <table:table-cell/>
          <table:table-cell table:style-name="ce1" table:formula="of:=[.G24]-[.G25]" office:value-type="float" office:value="342">
            <text:p>342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$B$1] *[.A28]" office:value-type="float" office:value="1955">
            <text:p>1955</text:p>
          </table:table-cell>
          <table:table-cell table:formula="of:=FLOOR(([.B28]/365);1) +1"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table:formula="of:=[.$B$1] *[.A29]" office:value-type="float" office:value="2040">
            <text:p>2040</text:p>
          </table:table-cell>
          <table:table-cell table:formula="of:=FLOOR(([.B29]/365);1) +1" office:value-type="float" office:value="6">
            <text:p>6</text:p>
          </table:table-cell>
          <table:table-cell/>
          <table:table-cell office:value-type="string">
            <text:p>Airtel Customer Base</text:p>
          </table:table-cell>
          <table:table-cell table:style-name="ce3" office:value-type="float" office:value="438000000">
            <text:p>4.38E+008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[.$B$1] *[.A30]" office:value-type="float" office:value="2125">
            <text:p>2125</text:p>
          </table:table-cell>
          <table:table-cell table:formula="of:=FLOOR(([.B30]/365);1) +1" office:value-type="float" office:value="6">
            <text:p>6</text:p>
          </table:table-cell>
          <table:table-cell/>
          <table:table-cell office:value-type="string">
            <text:p>Customers in plan</text:p>
          </table:table-cell>
          <table:table-cell office:value-type="float" office:value="50">
            <text:p>50</text:p>
          </table:table-cell>
          <table:table-cell office:value-type="string">
            <text:p>%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.$B$1] *[.A31]" office:value-type="float" office:value="2210">
            <text:p>2210</text:p>
          </table:table-cell>
          <table:table-cell table:formula="of:=FLOOR(([.B31]/365);1) +1" office:value-type="float" office:value="7">
            <text:p>7</text:p>
          </table:table-cell>
          <table:table-cell/>
          <table:table-cell office:value-type="string">
            <text:p>Customers in plan</text:p>
          </table:table-cell>
          <table:table-cell table:formula="of:=[.F29]*[.F30]/100" office:value-type="float" office:value="219000000">
            <text:p>219000000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formula="of:=[.$B$1] *[.A32]" office:value-type="float" office:value="2295">
            <text:p>2295</text:p>
          </table:table-cell>
          <table:table-cell table:formula="of:=FLOOR(([.B32]/365);1) +1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table:formula="of:=[.$B$1] *[.A33]" office:value-type="float" office:value="2380">
            <text:p>2380</text:p>
          </table:table-cell>
          <table:table-cell table:formula="of:=FLOOR(([.B33]/365);1) +1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table:formula="of:=[.$B$1] *[.A34]" office:value-type="float" office:value="2465">
            <text:p>2465</text:p>
          </table:table-cell>
          <table:table-cell table:formula="of:=FLOOR(([.B34]/365);1) +1" office:value-type="float" office:value="7">
            <text:p>7</text:p>
          </table:table-cell>
          <table:table-cell/>
          <table:table-cell table:style-name="ce2" office:value-type="string">
            <text:p>Net Profit / cycle</text:p>
          </table:table-cell>
          <table:table-cell table:style-name="ce4" table:formula="of:=([.F31]*[.G27]) / 10000000" office:value-type="float" office:value="7489.8">
            <text:p>7489.8</text:p>
          </table:table-cell>
          <table:table-cell table:style-name="ce2" office:value-type="string">
            <text:p>Crores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.$B$1] *[.A35]" office:value-type="float" office:value="2550">
            <text:p>2550</text:p>
          </table:table-cell>
          <table:table-cell table:formula="of:=FLOOR(([.B35]/365);1) +1"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table:formula="of:=[.$B$1] *[.A36]" office:value-type="float" office:value="2635">
            <text:p>2635</text:p>
          </table:table-cell>
          <table:table-cell table:formula="of:=FLOOR(([.B36]/365);1) +1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table:formula="of:=[.$B$1] *[.A37]" office:value-type="float" office:value="2720">
            <text:p>2720</text:p>
          </table:table-cell>
          <table:table-cell table:formula="of:=FLOOR(([.B37]/365);1) +1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table:formula="of:=[.$B$1] *[.A38]" office:value-type="float" office:value="2805">
            <text:p>2805</text:p>
          </table:table-cell>
          <table:table-cell table:formula="of:=FLOOR(([.B38]/365);1) +1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table:formula="of:=[.$B$1] *[.A39]" office:value-type="float" office:value="2890">
            <text:p>2890</text:p>
          </table:table-cell>
          <table:table-cell table:formula="of:=FLOOR(([.B39]/365);1) +1"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table:formula="of:=[.$B$1] *[.A40]" office:value-type="float" office:value="2975">
            <text:p>2975</text:p>
          </table:table-cell>
          <table:table-cell table:formula="of:=FLOOR(([.B40]/365);1) +1"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table:formula="of:=[.$B$1] *[.A41]" office:value-type="float" office:value="3060">
            <text:p>3060</text:p>
          </table:table-cell>
          <table:table-cell table:formula="of:=FLOOR(([.B41]/365);1) +1"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table:formula="of:=[.$B$1] *[.A42]" office:value-type="float" office:value="3145">
            <text:p>3145</text:p>
          </table:table-cell>
          <table:table-cell table:formula="of:=FLOOR(([.B42]/365);1) +1"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table:formula="of:=[.$B$1] *[.A43]" office:value-type="float" office:value="3230">
            <text:p>3230</text:p>
          </table:table-cell>
          <table:table-cell table:formula="of:=FLOOR(([.B43]/365);1) +1"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table:formula="of:=[.$B$1] *[.A44]" office:value-type="float" office:value="3315">
            <text:p>3315</text:p>
          </table:table-cell>
          <table:table-cell table:formula="of:=FLOOR(([.B44]/365);1) +1"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formula="of:=[.$B$1] *[.A45]" office:value-type="float" office:value="3400">
            <text:p>3400</text:p>
          </table:table-cell>
          <table:table-cell table:formula="of:=FLOOR(([.B45]/365);1) +1"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table:formula="of:=[.$B$1] *[.A46]" office:value-type="float" office:value="3485">
            <text:p>3485</text:p>
          </table:table-cell>
          <table:table-cell table:formula="of:=FLOOR(([.B46]/365);1) +1"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table:formula="of:=[.$B$1] *[.A47]" office:value-type="float" office:value="3570">
            <text:p>3570</text:p>
          </table:table-cell>
          <table:table-cell table:formula="of:=FLOOR(([.B47]/365);1) +1"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table:formula="of:=[.$B$1] *[.A48]" office:value-type="float" office:value="3655">
            <text:p>3655</text:p>
          </table:table-cell>
          <table:table-cell table:formula="of:=FLOOR(([.B48]/365);1) +1"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table:formula="of:=[.$B$1] *[.A49]" office:value-type="float" office:value="3740">
            <text:p>3740</text:p>
          </table:table-cell>
          <table:table-cell table:formula="of:=FLOOR(([.B49]/365);1) +1"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table:formula="of:=[.$B$1] *[.A50]" office:value-type="float" office:value="3825">
            <text:p>3825</text:p>
          </table:table-cell>
          <table:table-cell table:formula="of:=FLOOR(([.B50]/365);1) +1"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table:formula="of:=[.$B$1] *[.A51]" office:value-type="float" office:value="3910">
            <text:p>3910</text:p>
          </table:table-cell>
          <table:table-cell table:formula="of:=FLOOR(([.B51]/365);1) +1"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table:formula="of:=[.$B$1] *[.A52]" office:value-type="float" office:value="3995">
            <text:p>3995</text:p>
          </table:table-cell>
          <table:table-cell table:formula="of:=FLOOR(([.B52]/365);1) +1"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table:formula="of:=[.$B$1] *[.A53]" office:value-type="float" office:value="4080">
            <text:p>4080</text:p>
          </table:table-cell>
          <table:table-cell table:formula="of:=FLOOR(([.B53]/365);1) +1"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table:formula="of:=[.$B$1] *[.A54]" office:value-type="float" office:value="4165">
            <text:p>4165</text:p>
          </table:table-cell>
          <table:table-cell table:formula="of:=FLOOR(([.B54]/365);1) +1"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formula="of:=[.$B$1] *[.A55]" office:value-type="float" office:value="4250">
            <text:p>4250</text:p>
          </table:table-cell>
          <table:table-cell table:formula="of:=FLOOR(([.B55]/365);1) +1"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table:formula="of:=[.$B$1] *[.A56]" office:value-type="float" office:value="4335">
            <text:p>4335</text:p>
          </table:table-cell>
          <table:table-cell table:formula="of:=FLOOR(([.B56]/365);1) +1"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table:formula="of:=[.$B$1] *[.A57]" office:value-type="float" office:value="4420">
            <text:p>4420</text:p>
          </table:table-cell>
          <table:table-cell table:formula="of:=FLOOR(([.B57]/365);1) +1"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table:formula="of:=[.$B$1] *[.A58]" office:value-type="float" office:value="4505">
            <text:p>4505</text:p>
          </table:table-cell>
          <table:table-cell table:formula="of:=FLOOR(([.B58]/365);1) +1"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table:formula="of:=[.$B$1] *[.A59]" office:value-type="float" office:value="4590">
            <text:p>4590</text:p>
          </table:table-cell>
          <table:table-cell table:formula="of:=FLOOR(([.B59]/365);1) +1"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table:formula="of:=[.$B$1] *[.A60]" office:value-type="float" office:value="4675">
            <text:p>4675</text:p>
          </table:table-cell>
          <table:table-cell table:formula="of:=FLOOR(([.B60]/365);1) +1" office:value-type="float" office:value="13">
            <text:p>13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table:formula="of:=[.$B$1] *[.A61]" office:value-type="float" office:value="4760">
            <text:p>4760</text:p>
          </table:table-cell>
          <table:table-cell table:formula="of:=FLOOR(([.B61]/365);1) +1"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table:formula="of:=[.$B$1] *[.A62]" office:value-type="float" office:value="4845">
            <text:p>4845</text:p>
          </table:table-cell>
          <table:table-cell table:formula="of:=FLOOR(([.B62]/365);1) +1"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table:formula="of:=[.$B$1] *[.A63]" office:value-type="float" office:value="4930">
            <text:p>4930</text:p>
          </table:table-cell>
          <table:table-cell table:formula="of:=FLOOR(([.B63]/365);1) +1"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table:formula="of:=[.$B$1] *[.A64]" office:value-type="float" office:value="5015">
            <text:p>5015</text:p>
          </table:table-cell>
          <table:table-cell table:formula="of:=FLOOR(([.B64]/365);1) +1"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table:formula="of:=[.$B$1] *[.A65]" office:value-type="float" office:value="5100">
            <text:p>5100</text:p>
          </table:table-cell>
          <table:table-cell table:formula="of:=FLOOR(([.B65]/365);1) +1" office:value-type="float" office:value="14">
            <text:p>14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table:formula="of:=[.$B$1] *[.A66]" office:value-type="float" office:value="5185">
            <text:p>5185</text:p>
          </table:table-cell>
          <table:table-cell table:formula="of:=FLOOR(([.B66]/365);1) +1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table:formula="of:=[.$B$1] *[.A67]" office:value-type="float" office:value="5270">
            <text:p>5270</text:p>
          </table:table-cell>
          <table:table-cell table:formula="of:=FLOOR(([.B67]/365);1) +1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table:formula="of:=[.$B$1] *[.A68]" office:value-type="float" office:value="5355">
            <text:p>5355</text:p>
          </table:table-cell>
          <table:table-cell table:formula="of:=FLOOR(([.B68]/365);1) +1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table:formula="of:=[.$B$1] *[.A69]" office:value-type="float" office:value="5440">
            <text:p>5440</text:p>
          </table:table-cell>
          <table:table-cell table:formula="of:=FLOOR(([.B69]/365);1) +1"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table:formula="of:=[.$B$1] *[.A70]" office:value-type="float" office:value="5525">
            <text:p>5525</text:p>
          </table:table-cell>
          <table:table-cell table:formula="of:=FLOOR(([.B70]/365);1) +1"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table:formula="of:=[.$B$1] *[.A71]" office:value-type="float" office:value="5610">
            <text:p>5610</text:p>
          </table:table-cell>
          <table:table-cell table:formula="of:=FLOOR(([.B71]/365);1) +1"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table:formula="of:=[.$B$1] *[.A72]" office:value-type="float" office:value="5695">
            <text:p>5695</text:p>
          </table:table-cell>
          <table:table-cell table:formula="of:=FLOOR(([.B72]/365);1) +1"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float" office:value="68">
            <text:p>68</text:p>
          </table:table-cell>
          <table:table-cell table:formula="of:=[.$B$1] *[.A73]" office:value-type="float" office:value="5780">
            <text:p>5780</text:p>
          </table:table-cell>
          <table:table-cell table:formula="of:=FLOOR(([.B73]/365);1) +1" office:value-type="float" office:value="16">
            <text:p>16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table:formula="of:=[.$B$1] *[.A74]" office:value-type="float" office:value="5865">
            <text:p>5865</text:p>
          </table:table-cell>
          <table:table-cell table:formula="of:=FLOOR(([.B74]/365);1) +1"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formula="of:=[.$B$1] *[.A75]" office:value-type="float" office:value="5950">
            <text:p>5950</text:p>
          </table:table-cell>
          <table:table-cell table:formula="of:=FLOOR(([.B75]/365);1) +1"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float" office:value="71">
            <text:p>71</text:p>
          </table:table-cell>
          <table:table-cell table:formula="of:=[.$B$1] *[.A76]" office:value-type="float" office:value="6035">
            <text:p>6035</text:p>
          </table:table-cell>
          <table:table-cell table:formula="of:=FLOOR(([.B76]/365);1) +1"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table:formula="of:=[.$B$1] *[.A77]" office:value-type="float" office:value="6120">
            <text:p>6120</text:p>
          </table:table-cell>
          <table:table-cell table:formula="of:=FLOOR(([.B77]/365);1) +1" office:value-type="float" office:value="17">
            <text:p>17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table:formula="of:=[.$B$1] *[.A78]" office:value-type="float" office:value="6205">
            <text:p>6205</text:p>
          </table:table-cell>
          <table:table-cell table:formula="of:=FLOOR(([.B78]/365);1) +1"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table:formula="of:=[.$B$1] *[.A79]" office:value-type="float" office:value="6290">
            <text:p>6290</text:p>
          </table:table-cell>
          <table:table-cell table:formula="of:=FLOOR(([.B79]/365);1) +1"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table:formula="of:=[.$B$1] *[.A80]" office:value-type="float" office:value="6375">
            <text:p>6375</text:p>
          </table:table-cell>
          <table:table-cell table:formula="of:=FLOOR(([.B80]/365);1) +1"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float" office:value="76">
            <text:p>76</text:p>
          </table:table-cell>
          <table:table-cell table:formula="of:=[.$B$1] *[.A81]" office:value-type="float" office:value="6460">
            <text:p>6460</text:p>
          </table:table-cell>
          <table:table-cell table:formula="of:=FLOOR(([.B81]/365);1) +1"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table:formula="of:=[.$B$1] *[.A82]" office:value-type="float" office:value="6545">
            <text:p>6545</text:p>
          </table:table-cell>
          <table:table-cell table:formula="of:=FLOOR(([.B82]/365);1) +1"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table:formula="of:=[.$B$1] *[.A83]" office:value-type="float" office:value="6630">
            <text:p>6630</text:p>
          </table:table-cell>
          <table:table-cell table:formula="of:=FLOOR(([.B83]/365);1) +1"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table:formula="of:=[.$B$1] *[.A84]" office:value-type="float" office:value="6715">
            <text:p>6715</text:p>
          </table:table-cell>
          <table:table-cell table:formula="of:=FLOOR(([.B84]/365);1) +1"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table:formula="of:=[.$B$1] *[.A85]" office:value-type="float" office:value="6800">
            <text:p>6800</text:p>
          </table:table-cell>
          <table:table-cell table:formula="of:=FLOOR(([.B85]/365);1) +1"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table:formula="of:=[.$B$1] *[.A86]" office:value-type="float" office:value="6885">
            <text:p>6885</text:p>
          </table:table-cell>
          <table:table-cell table:formula="of:=FLOOR(([.B86]/365);1) +1" office:value-type="float" office:value="19">
            <text:p>19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table:formula="of:=[.$B$1] *[.A87]" office:value-type="float" office:value="6970">
            <text:p>6970</text:p>
          </table:table-cell>
          <table:table-cell table:formula="of:=FLOOR(([.B87]/365);1) +1"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table:formula="of:=[.$B$1] *[.A88]" office:value-type="float" office:value="7055">
            <text:p>7055</text:p>
          </table:table-cell>
          <table:table-cell table:formula="of:=FLOOR(([.B88]/365);1) +1"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table:formula="of:=[.$B$1] *[.A89]" office:value-type="float" office:value="7140">
            <text:p>7140</text:p>
          </table:table-cell>
          <table:table-cell table:formula="of:=FLOOR(([.B89]/365);1) +1"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table:formula="of:=[.$B$1] *[.A90]" office:value-type="float" office:value="7225">
            <text:p>7225</text:p>
          </table:table-cell>
          <table:table-cell table:formula="of:=FLOOR(([.B90]/365);1) +1"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table:formula="of:=[.$B$1] *[.A91]" office:value-type="float" office:value="7310">
            <text:p>7310</text:p>
          </table:table-cell>
          <table:table-cell table:formula="of:=FLOOR(([.B91]/365);1) +1"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table:formula="of:=[.$B$1] *[.A92]" office:value-type="float" office:value="7395">
            <text:p>7395</text:p>
          </table:table-cell>
          <table:table-cell table:formula="of:=FLOOR(([.B92]/365);1) +1"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table:formula="of:=[.$B$1] *[.A93]" office:value-type="float" office:value="7480">
            <text:p>7480</text:p>
          </table:table-cell>
          <table:table-cell table:formula="of:=FLOOR(([.B93]/365);1) +1"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table:formula="of:=[.$B$1] *[.A94]" office:value-type="float" office:value="7565">
            <text:p>7565</text:p>
          </table:table-cell>
          <table:table-cell table:formula="of:=FLOOR(([.B94]/365);1) +1"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table:formula="of:=[.$B$1] *[.A95]" office:value-type="float" office:value="7650">
            <text:p>7650</text:p>
          </table:table-cell>
          <table:table-cell table:formula="of:=FLOOR(([.B95]/365);1) +1" office:value-type="float" office:value="21">
            <text:p>21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table:formula="of:=[.$B$1] *[.A96]" office:value-type="float" office:value="7735">
            <text:p>7735</text:p>
          </table:table-cell>
          <table:table-cell table:formula="of:=FLOOR(([.B96]/365);1) +1"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table:formula="of:=[.$B$1] *[.A97]" office:value-type="float" office:value="7820">
            <text:p>7820</text:p>
          </table:table-cell>
          <table:table-cell table:formula="of:=FLOOR(([.B97]/365);1) +1"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table:formula="of:=[.$B$1] *[.A98]" office:value-type="float" office:value="7905">
            <text:p>7905</text:p>
          </table:table-cell>
          <table:table-cell table:formula="of:=FLOOR(([.B98]/365);1) +1"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table:formula="of:=[.$B$1] *[.A99]" office:value-type="float" office:value="7990">
            <text:p>7990</text:p>
          </table:table-cell>
          <table:table-cell table:formula="of:=FLOOR(([.B99]/365);1) +1"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table:formula="of:=[.$B$1] *[.A100]" office:value-type="float" office:value="8075">
            <text:p>8075</text:p>
          </table:table-cell>
          <table:table-cell table:formula="of:=FLOOR(([.B100]/365);1) +1" office:value-type="float" office:value="23">
            <text:p>23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table:formula="of:=[.$B$1] *[.A101]" office:value-type="float" office:value="8160">
            <text:p>8160</text:p>
          </table:table-cell>
          <table:table-cell table:formula="of:=FLOOR(([.B101]/365);1) +1" office:value-type="float" office:value="23">
            <text:p>23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table:formula="of:=[.$B$1] *[.A102]" office:value-type="float" office:value="8245">
            <text:p>8245</text:p>
          </table:table-cell>
          <table:table-cell table:formula="of:=FLOOR(([.B102]/365);1) +1" office:value-type="float" office:value="23">
            <text:p>23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table:formula="of:=[.$B$1] *[.A103]" office:value-type="float" office:value="8330">
            <text:p>8330</text:p>
          </table:table-cell>
          <table:table-cell table:formula="of:=FLOOR(([.B103]/365);1) +1" office:value-type="float" office:value="23">
            <text:p>23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table:formula="of:=[.$B$1] *[.A104]" office:value-type="float" office:value="8415">
            <text:p>8415</text:p>
          </table:table-cell>
          <table:table-cell table:formula="of:=FLOOR(([.B104]/365);1) +1"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formula="of:=[.$B$1] *[.A105]" office:value-type="float" office:value="8500">
            <text:p>8500</text:p>
          </table:table-cell>
          <table:table-cell table:formula="of:=FLOOR(([.B105]/365);1) +1"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table:formula="of:=[.$B$1] *[.A106]" office:value-type="float" office:value="8585">
            <text:p>8585</text:p>
          </table:table-cell>
          <table:table-cell table:formula="of:=FLOOR(([.B106]/365);1) +1"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table:formula="of:=[.$B$1] *[.A107]" office:value-type="float" office:value="8670">
            <text:p>8670</text:p>
          </table:table-cell>
          <table:table-cell table:formula="of:=FLOOR(([.B107]/365);1) +1"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table:formula="of:=[.$B$1] *[.A108]" office:value-type="float" office:value="8755">
            <text:p>8755</text:p>
          </table:table-cell>
          <table:table-cell table:formula="of:=FLOOR(([.B108]/365);1) +1"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table:formula="of:=[.$B$1] *[.A109]" office:value-type="float" office:value="8840">
            <text:p>8840</text:p>
          </table:table-cell>
          <table:table-cell table:formula="of:=FLOOR(([.B109]/365);1) +1" office:value-type="float" office:value="25">
            <text:p>25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table:formula="of:=[.$B$1] *[.A110]" office:value-type="float" office:value="8925">
            <text:p>8925</text:p>
          </table:table-cell>
          <table:table-cell table:formula="of:=FLOOR(([.B110]/365);1) +1" office:value-type="float" office:value="25">
            <text:p>25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table:formula="of:=[.$B$1] *[.A111]" office:value-type="float" office:value="9010">
            <text:p>9010</text:p>
          </table:table-cell>
          <table:table-cell table:formula="of:=FLOOR(([.B111]/365);1) +1" office:value-type="float" office:value="25">
            <text:p>25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table:formula="of:=[.$B$1] *[.A112]" office:value-type="float" office:value="9095">
            <text:p>9095</text:p>
          </table:table-cell>
          <table:table-cell table:formula="of:=FLOOR(([.B112]/365);1) +1" office:value-type="float" office:value="25">
            <text:p>25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table:formula="of:=[.$B$1] *[.A113]" office:value-type="float" office:value="9180">
            <text:p>9180</text:p>
          </table:table-cell>
          <table:table-cell table:formula="of:=FLOOR(([.B113]/365);1) +1" office:value-type="float" office:value="26">
            <text:p>26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table:formula="of:=[.$B$1] *[.A114]" office:value-type="float" office:value="9265">
            <text:p>9265</text:p>
          </table:table-cell>
          <table:table-cell table:formula="of:=FLOOR(([.B114]/365);1) +1" office:value-type="float" office:value="26">
            <text:p>26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table:formula="of:=[.$B$1] *[.A115]" office:value-type="float" office:value="9350">
            <text:p>9350</text:p>
          </table:table-cell>
          <table:table-cell table:formula="of:=FLOOR(([.B115]/365);1) +1" office:value-type="float" office:value="26">
            <text:p>26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table:formula="of:=[.$B$1] *[.A116]" office:value-type="float" office:value="9435">
            <text:p>9435</text:p>
          </table:table-cell>
          <table:table-cell table:formula="of:=FLOOR(([.B116]/365);1) +1" office:value-type="float" office:value="26">
            <text:p>26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table:formula="of:=[.$B$1] *[.A117]" office:value-type="float" office:value="9520">
            <text:p>9520</text:p>
          </table:table-cell>
          <table:table-cell table:formula="of:=FLOOR(([.B117]/365);1) +1" office:value-type="float" office:value="27">
            <text:p>27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table:formula="of:=[.$B$1] *[.A118]" office:value-type="float" office:value="9605">
            <text:p>9605</text:p>
          </table:table-cell>
          <table:table-cell table:formula="of:=FLOOR(([.B118]/365);1) +1" office:value-type="float" office:value="27">
            <text:p>27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table:formula="of:=[.$B$1] *[.A119]" office:value-type="float" office:value="9690">
            <text:p>9690</text:p>
          </table:table-cell>
          <table:table-cell table:formula="of:=FLOOR(([.B119]/365);1) +1" office:value-type="float" office:value="27">
            <text:p>27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table:formula="of:=[.$B$1] *[.A120]" office:value-type="float" office:value="9775">
            <text:p>9775</text:p>
          </table:table-cell>
          <table:table-cell table:formula="of:=FLOOR(([.B120]/365);1) +1" office:value-type="float" office:value="27">
            <text:p>27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table:formula="of:=[.$B$1] *[.A121]" office:value-type="float" office:value="9860">
            <text:p>9860</text:p>
          </table:table-cell>
          <table:table-cell table:formula="of:=FLOOR(([.B121]/365);1) +1" office:value-type="float" office:value="28">
            <text:p>28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table:formula="of:=[.$B$1] *[.A122]" office:value-type="float" office:value="9945">
            <text:p>9945</text:p>
          </table:table-cell>
          <table:table-cell table:formula="of:=FLOOR(([.B122]/365);1) +1" office:value-type="float" office:value="28">
            <text:p>28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table:formula="of:=[.$B$1] *[.A123]" office:value-type="float" office:value="10030">
            <text:p>10030</text:p>
          </table:table-cell>
          <table:table-cell table:formula="of:=FLOOR(([.B123]/365);1) +1" office:value-type="float" office:value="28">
            <text:p>28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table:formula="of:=[.$B$1] *[.A124]" office:value-type="float" office:value="10115">
            <text:p>10115</text:p>
          </table:table-cell>
          <table:table-cell table:formula="of:=FLOOR(([.B124]/365);1) +1" office:value-type="float" office:value="28">
            <text:p>28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table:formula="of:=[.$B$1] *[.A125]" office:value-type="float" office:value="10200">
            <text:p>10200</text:p>
          </table:table-cell>
          <table:table-cell table:formula="of:=FLOOR(([.B125]/365);1) +1" office:value-type="float" office:value="28">
            <text:p>28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table:formula="of:=[.$B$1] *[.A126]" office:value-type="float" office:value="10285">
            <text:p>10285</text:p>
          </table:table-cell>
          <table:table-cell table:formula="of:=FLOOR(([.B126]/365);1) +1" office:value-type="float" office:value="29">
            <text:p>29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table:formula="of:=[.$B$1] *[.A127]" office:value-type="float" office:value="10370">
            <text:p>10370</text:p>
          </table:table-cell>
          <table:table-cell table:formula="of:=FLOOR(([.B127]/365);1) +1" office:value-type="float" office:value="29">
            <text:p>29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table:formula="of:=[.$B$1] *[.A128]" office:value-type="float" office:value="10455">
            <text:p>10455</text:p>
          </table:table-cell>
          <table:table-cell table:formula="of:=FLOOR(([.B128]/365);1) +1" office:value-type="float" office:value="29">
            <text:p>29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table:formula="of:=[.$B$1] *[.A129]" office:value-type="float" office:value="10540">
            <text:p>10540</text:p>
          </table:table-cell>
          <table:table-cell table:formula="of:=FLOOR(([.B129]/365);1) +1" office:value-type="float" office:value="29">
            <text:p>29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table:formula="of:=[.$B$1] *[.A130]" office:value-type="float" office:value="10625">
            <text:p>10625</text:p>
          </table:table-cell>
          <table:table-cell table:formula="of:=FLOOR(([.B130]/365);1) +1" office:value-type="float" office:value="30">
            <text:p>30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table:formula="of:=[.$B$1] *[.A131]" office:value-type="float" office:value="10710">
            <text:p>10710</text:p>
          </table:table-cell>
          <table:table-cell table:formula="of:=FLOOR(([.B131]/365);1) +1" office:value-type="float" office:value="30">
            <text:p>30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table:formula="of:=[.$B$1] *[.A132]" office:value-type="float" office:value="10795">
            <text:p>10795</text:p>
          </table:table-cell>
          <table:table-cell table:formula="of:=FLOOR(([.B132]/365);1) +1" office:value-type="float" office:value="30">
            <text:p>30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table:formula="of:=[.$B$1] *[.A133]" office:value-type="float" office:value="10880">
            <text:p>10880</text:p>
          </table:table-cell>
          <table:table-cell table:formula="of:=FLOOR(([.B133]/365);1) +1" office:value-type="float" office:value="30">
            <text:p>30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table:formula="of:=[.$B$1] *[.A134]" office:value-type="float" office:value="10965">
            <text:p>10965</text:p>
          </table:table-cell>
          <table:table-cell table:formula="of:=FLOOR(([.B134]/365);1) +1" office:value-type="float" office:value="31">
            <text:p>31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table:formula="of:=[.$B$1] *[.A135]" office:value-type="float" office:value="11050">
            <text:p>11050</text:p>
          </table:table-cell>
          <table:table-cell table:formula="of:=FLOOR(([.B135]/365);1) +1" office:value-type="float" office:value="31">
            <text:p>31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 table:formula="of:=[.$B$1] *[.A136]" office:value-type="float" office:value="11135">
            <text:p>11135</text:p>
          </table:table-cell>
          <table:table-cell table:formula="of:=FLOOR(([.B136]/365);1) +1" office:value-type="float" office:value="31">
            <text:p>31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table:formula="of:=[.$B$1] *[.A137]" office:value-type="float" office:value="11220">
            <text:p>11220</text:p>
          </table:table-cell>
          <table:table-cell table:formula="of:=FLOOR(([.B137]/365);1) +1" office:value-type="float" office:value="31">
            <text:p>31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table:formula="of:=[.$B$1] *[.A138]" office:value-type="float" office:value="11305">
            <text:p>11305</text:p>
          </table:table-cell>
          <table:table-cell table:formula="of:=FLOOR(([.B138]/365);1) +1" office:value-type="float" office:value="31">
            <text:p>31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table:formula="of:=[.$B$1] *[.A139]" office:value-type="float" office:value="11390">
            <text:p>11390</text:p>
          </table:table-cell>
          <table:table-cell table:formula="of:=FLOOR(([.B139]/365);1) +1" office:value-type="float" office:value="32">
            <text:p>32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table:formula="of:=[.$B$1] *[.A140]" office:value-type="float" office:value="11475">
            <text:p>11475</text:p>
          </table:table-cell>
          <table:table-cell table:formula="of:=FLOOR(([.B140]/365);1) +1" office:value-type="float" office:value="32">
            <text:p>32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table:formula="of:=[.$B$1] *[.A141]" office:value-type="float" office:value="11560">
            <text:p>11560</text:p>
          </table:table-cell>
          <table:table-cell table:formula="of:=FLOOR(([.B141]/365);1) +1" office:value-type="float" office:value="32">
            <text:p>32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table:formula="of:=[.$B$1] *[.A142]" office:value-type="float" office:value="11645">
            <text:p>11645</text:p>
          </table:table-cell>
          <table:table-cell table:formula="of:=FLOOR(([.B142]/365);1) +1" office:value-type="float" office:value="32">
            <text:p>32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table:formula="of:=[.$B$1] *[.A143]" office:value-type="float" office:value="11730">
            <text:p>11730</text:p>
          </table:table-cell>
          <table:table-cell table:formula="of:=FLOOR(([.B143]/365);1) +1" office:value-type="float" office:value="33">
            <text:p>33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table:formula="of:=[.$B$1] *[.A144]" office:value-type="float" office:value="11815">
            <text:p>11815</text:p>
          </table:table-cell>
          <table:table-cell table:formula="of:=FLOOR(([.B144]/365);1) +1" office:value-type="float" office:value="33">
            <text:p>33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table:formula="of:=[.$B$1] *[.A145]" office:value-type="float" office:value="11900">
            <text:p>11900</text:p>
          </table:table-cell>
          <table:table-cell table:formula="of:=FLOOR(([.B145]/365);1) +1" office:value-type="float" office:value="33">
            <text:p>33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table:formula="of:=[.$B$1] *[.A146]" office:value-type="float" office:value="11985">
            <text:p>11985</text:p>
          </table:table-cell>
          <table:table-cell table:formula="of:=FLOOR(([.B146]/365);1) +1" office:value-type="float" office:value="33">
            <text:p>33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table:formula="of:=[.$B$1] *[.A147]" office:value-type="float" office:value="12070">
            <text:p>12070</text:p>
          </table:table-cell>
          <table:table-cell table:formula="of:=FLOOR(([.B147]/365);1) +1" office:value-type="float" office:value="34">
            <text:p>34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table:formula="of:=[.$B$1] *[.A148]" office:value-type="float" office:value="12155">
            <text:p>12155</text:p>
          </table:table-cell>
          <table:table-cell table:formula="of:=FLOOR(([.B148]/365);1) +1" office:value-type="float" office:value="34">
            <text:p>34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table:formula="of:=[.$B$1] *[.A149]" office:value-type="float" office:value="12240">
            <text:p>12240</text:p>
          </table:table-cell>
          <table:table-cell table:formula="of:=FLOOR(([.B149]/365);1) +1" office:value-type="float" office:value="34">
            <text:p>34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table:formula="of:=[.$B$1] *[.A150]" office:value-type="float" office:value="12325">
            <text:p>12325</text:p>
          </table:table-cell>
          <table:table-cell table:formula="of:=FLOOR(([.B150]/365);1) +1" office:value-type="float" office:value="34">
            <text:p>34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table:formula="of:=[.$B$1] *[.A151]" office:value-type="float" office:value="12410">
            <text:p>12410</text:p>
          </table:table-cell>
          <table:table-cell table:formula="of:=FLOOR(([.B151]/365);1) +1" office:value-type="float" office:value="35">
            <text:p>35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table:formula="of:=[.$B$1] *[.A152]" office:value-type="float" office:value="12495">
            <text:p>12495</text:p>
          </table:table-cell>
          <table:table-cell table:formula="of:=FLOOR(([.B152]/365);1) +1" office:value-type="float" office:value="35">
            <text:p>35</text:p>
          </table:table-cell>
          <table:table-cell table:number-columns-repeated="6"/>
        </table:table-row>
        <table:table-row table:style-name="ro1">
          <table:table-cell office:value-type="float" office:value="148">
            <text:p>148</text:p>
          </table:table-cell>
          <table:table-cell table:formula="of:=[.$B$1] *[.A153]" office:value-type="float" office:value="12580">
            <text:p>12580</text:p>
          </table:table-cell>
          <table:table-cell table:formula="of:=FLOOR(([.B153]/365);1) +1" office:value-type="float" office:value="35">
            <text:p>35</text:p>
          </table:table-cell>
          <table:table-cell table:number-columns-repeated="6"/>
        </table:table-row>
        <table:table-row table:style-name="ro1">
          <table:table-cell office:value-type="float" office:value="149">
            <text:p>149</text:p>
          </table:table-cell>
          <table:table-cell table:formula="of:=[.$B$1] *[.A154]" office:value-type="float" office:value="12665">
            <text:p>12665</text:p>
          </table:table-cell>
          <table:table-cell table:formula="of:=FLOOR(([.B154]/365);1) +1" office:value-type="float" office:value="35">
            <text:p>35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table:formula="of:=[.$B$1] *[.A155]" office:value-type="float" office:value="12750">
            <text:p>12750</text:p>
          </table:table-cell>
          <table:table-cell table:formula="of:=FLOOR(([.B155]/365);1) +1" office:value-type="float" office:value="35">
            <text:p>35</text:p>
          </table:table-cell>
          <table:table-cell table:number-columns-repeated="6"/>
        </table:table-row>
        <table:table-row table:style-name="ro1">
          <table:table-cell office:value-type="float" office:value="151">
            <text:p>151</text:p>
          </table:table-cell>
          <table:table-cell table:formula="of:=[.$B$1] *[.A156]" office:value-type="float" office:value="12835">
            <text:p>12835</text:p>
          </table:table-cell>
          <table:table-cell table:formula="of:=FLOOR(([.B156]/365);1) +1" office:value-type="float" office:value="36">
            <text:p>36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table:formula="of:=[.$B$1] *[.A157]" office:value-type="float" office:value="12920">
            <text:p>12920</text:p>
          </table:table-cell>
          <table:table-cell table:formula="of:=FLOOR(([.B157]/365);1) +1" office:value-type="float" office:value="36">
            <text:p>36</text:p>
          </table:table-cell>
          <table:table-cell table:number-columns-repeated="6"/>
        </table:table-row>
        <table:table-row table:style-name="ro1">
          <table:table-cell office:value-type="float" office:value="153">
            <text:p>153</text:p>
          </table:table-cell>
          <table:table-cell table:formula="of:=[.$B$1] *[.A158]" office:value-type="float" office:value="13005">
            <text:p>13005</text:p>
          </table:table-cell>
          <table:table-cell table:formula="of:=FLOOR(([.B158]/365);1) +1" office:value-type="float" office:value="36">
            <text:p>36</text:p>
          </table:table-cell>
          <table:table-cell table:number-columns-repeated="6"/>
        </table:table-row>
        <table:table-row table:style-name="ro1">
          <table:table-cell office:value-type="float" office:value="154">
            <text:p>154</text:p>
          </table:table-cell>
          <table:table-cell table:formula="of:=[.$B$1] *[.A159]" office:value-type="float" office:value="13090">
            <text:p>13090</text:p>
          </table:table-cell>
          <table:table-cell table:formula="of:=FLOOR(([.B159]/365);1) +1" office:value-type="float" office:value="36">
            <text:p>36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table:formula="of:=[.$B$1] *[.A160]" office:value-type="float" office:value="13175">
            <text:p>13175</text:p>
          </table:table-cell>
          <table:table-cell table:formula="of:=FLOOR(([.B160]/365);1) +1" office:value-type="float" office:value="37">
            <text:p>37</text:p>
          </table:table-cell>
          <table:table-cell table:number-columns-repeated="6"/>
        </table:table-row>
        <table:table-row table:style-name="ro1">
          <table:table-cell office:value-type="float" office:value="156">
            <text:p>156</text:p>
          </table:table-cell>
          <table:table-cell table:formula="of:=[.$B$1] *[.A161]" office:value-type="float" office:value="13260">
            <text:p>13260</text:p>
          </table:table-cell>
          <table:table-cell table:formula="of:=FLOOR(([.B161]/365);1) +1" office:value-type="float" office:value="37">
            <text:p>37</text:p>
          </table:table-cell>
          <table:table-cell table:number-columns-repeated="6"/>
        </table:table-row>
        <table:table-row table:style-name="ro1">
          <table:table-cell office:value-type="float" office:value="157">
            <text:p>157</text:p>
          </table:table-cell>
          <table:table-cell table:formula="of:=[.$B$1] *[.A162]" office:value-type="float" office:value="13345">
            <text:p>13345</text:p>
          </table:table-cell>
          <table:table-cell table:formula="of:=FLOOR(([.B162]/365);1) +1" office:value-type="float" office:value="37">
            <text:p>37</text:p>
          </table:table-cell>
          <table:table-cell table:number-columns-repeated="6"/>
        </table:table-row>
        <table:table-row table:style-name="ro1">
          <table:table-cell office:value-type="float" office:value="158">
            <text:p>158</text:p>
          </table:table-cell>
          <table:table-cell table:formula="of:=[.$B$1] *[.A163]" office:value-type="float" office:value="13430">
            <text:p>13430</text:p>
          </table:table-cell>
          <table:table-cell table:formula="of:=FLOOR(([.B163]/365);1) +1" office:value-type="float" office:value="37">
            <text:p>37</text:p>
          </table:table-cell>
          <table:table-cell table:number-columns-repeated="6"/>
        </table:table-row>
        <table:table-row table:style-name="ro1">
          <table:table-cell office:value-type="float" office:value="159">
            <text:p>159</text:p>
          </table:table-cell>
          <table:table-cell table:formula="of:=[.$B$1] *[.A164]" office:value-type="float" office:value="13515">
            <text:p>13515</text:p>
          </table:table-cell>
          <table:table-cell table:formula="of:=FLOOR(([.B164]/365);1) +1" office:value-type="float" office:value="38">
            <text:p>38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table:formula="of:=[.$B$1] *[.A165]" office:value-type="float" office:value="13600">
            <text:p>13600</text:p>
          </table:table-cell>
          <table:table-cell table:formula="of:=FLOOR(([.B165]/365);1) +1" office:value-type="float" office:value="38">
            <text:p>38</text:p>
          </table:table-cell>
          <table:table-cell table:number-columns-repeated="6"/>
        </table:table-row>
        <table:table-row table:style-name="ro1">
          <table:table-cell office:value-type="float" office:value="161">
            <text:p>161</text:p>
          </table:table-cell>
          <table:table-cell table:formula="of:=[.$B$1] *[.A166]" office:value-type="float" office:value="13685">
            <text:p>13685</text:p>
          </table:table-cell>
          <table:table-cell table:formula="of:=FLOOR(([.B166]/365);1) +1" office:value-type="float" office:value="38">
            <text:p>38</text:p>
          </table:table-cell>
          <table:table-cell table:number-columns-repeated="6"/>
        </table:table-row>
        <table:table-row table:style-name="ro1">
          <table:table-cell office:value-type="float" office:value="162">
            <text:p>162</text:p>
          </table:table-cell>
          <table:table-cell table:formula="of:=[.$B$1] *[.A167]" office:value-type="float" office:value="13770">
            <text:p>13770</text:p>
          </table:table-cell>
          <table:table-cell table:formula="of:=FLOOR(([.B167]/365);1) +1" office:value-type="float" office:value="38">
            <text:p>38</text:p>
          </table:table-cell>
          <table:table-cell table:number-columns-repeated="6"/>
        </table:table-row>
        <table:table-row table:style-name="ro1">
          <table:table-cell office:value-type="float" office:value="163">
            <text:p>163</text:p>
          </table:table-cell>
          <table:table-cell table:formula="of:=[.$B$1] *[.A168]" office:value-type="float" office:value="13855">
            <text:p>13855</text:p>
          </table:table-cell>
          <table:table-cell table:formula="of:=FLOOR(([.B168]/365);1) +1" office:value-type="float" office:value="38">
            <text:p>38</text:p>
          </table:table-cell>
          <table:table-cell table:number-columns-repeated="6"/>
        </table:table-row>
        <table:table-row table:style-name="ro1">
          <table:table-cell office:value-type="float" office:value="164">
            <text:p>164</text:p>
          </table:table-cell>
          <table:table-cell table:formula="of:=[.$B$1] *[.A169]" office:value-type="float" office:value="13940">
            <text:p>13940</text:p>
          </table:table-cell>
          <table:table-cell table:formula="of:=FLOOR(([.B169]/365);1) +1" office:value-type="float" office:value="39">
            <text:p>39</text:p>
          </table:table-cell>
          <table:table-cell table:number-columns-repeated="6"/>
        </table:table-row>
        <table:table-row table:style-name="ro1">
          <table:table-cell office:value-type="float" office:value="165">
            <text:p>165</text:p>
          </table:table-cell>
          <table:table-cell table:formula="of:=[.$B$1] *[.A170]" office:value-type="float" office:value="14025">
            <text:p>14025</text:p>
          </table:table-cell>
          <table:table-cell table:formula="of:=FLOOR(([.B170]/365);1) +1" office:value-type="float" office:value="39">
            <text:p>39</text:p>
          </table:table-cell>
          <table:table-cell table:number-columns-repeated="6"/>
        </table:table-row>
        <table:table-row table:style-name="ro1">
          <table:table-cell office:value-type="float" office:value="166">
            <text:p>166</text:p>
          </table:table-cell>
          <table:table-cell table:formula="of:=[.$B$1] *[.A171]" office:value-type="float" office:value="14110">
            <text:p>14110</text:p>
          </table:table-cell>
          <table:table-cell table:formula="of:=FLOOR(([.B171]/365);1) +1" office:value-type="float" office:value="39">
            <text:p>39</text:p>
          </table:table-cell>
          <table:table-cell table:number-columns-repeated="6"/>
        </table:table-row>
        <table:table-row table:style-name="ro1">
          <table:table-cell office:value-type="float" office:value="167">
            <text:p>167</text:p>
          </table:table-cell>
          <table:table-cell table:formula="of:=[.$B$1] *[.A172]" office:value-type="float" office:value="14195">
            <text:p>14195</text:p>
          </table:table-cell>
          <table:table-cell table:formula="of:=FLOOR(([.B172]/365);1) +1" office:value-type="float" office:value="39">
            <text:p>39</text:p>
          </table:table-cell>
          <table:table-cell table:number-columns-repeated="6"/>
        </table:table-row>
        <table:table-row table:style-name="ro1">
          <table:table-cell office:value-type="float" office:value="168">
            <text:p>168</text:p>
          </table:table-cell>
          <table:table-cell table:formula="of:=[.$B$1] *[.A173]" office:value-type="float" office:value="14280">
            <text:p>14280</text:p>
          </table:table-cell>
          <table:table-cell table:formula="of:=FLOOR(([.B173]/365);1) +1"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float" office:value="169">
            <text:p>169</text:p>
          </table:table-cell>
          <table:table-cell table:formula="of:=[.$B$1] *[.A174]" office:value-type="float" office:value="14365">
            <text:p>14365</text:p>
          </table:table-cell>
          <table:table-cell table:formula="of:=FLOOR(([.B174]/365);1) +1"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table:formula="of:=[.$B$1] *[.A175]" office:value-type="float" office:value="14450">
            <text:p>14450</text:p>
          </table:table-cell>
          <table:table-cell table:formula="of:=FLOOR(([.B175]/365);1) +1"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float" office:value="171">
            <text:p>171</text:p>
          </table:table-cell>
          <table:table-cell table:formula="of:=[.$B$1] *[.A176]" office:value-type="float" office:value="14535">
            <text:p>14535</text:p>
          </table:table-cell>
          <table:table-cell table:formula="of:=FLOOR(([.B176]/365);1) +1"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float" office:value="172">
            <text:p>172</text:p>
          </table:table-cell>
          <table:table-cell table:formula="of:=[.$B$1] *[.A177]" office:value-type="float" office:value="14620">
            <text:p>14620</text:p>
          </table:table-cell>
          <table:table-cell table:formula="of:=FLOOR(([.B177]/365);1) +1" office:value-type="float" office:value="41">
            <text:p>41</text:p>
          </table:table-cell>
          <table:table-cell table:number-columns-repeated="6"/>
        </table:table-row>
        <table:table-row table:style-name="ro1">
          <table:table-cell office:value-type="float" office:value="173">
            <text:p>173</text:p>
          </table:table-cell>
          <table:table-cell table:formula="of:=[.$B$1] *[.A178]" office:value-type="float" office:value="14705">
            <text:p>14705</text:p>
          </table:table-cell>
          <table:table-cell table:formula="of:=FLOOR(([.B178]/365);1) +1" office:value-type="float" office:value="41">
            <text:p>41</text:p>
          </table:table-cell>
          <table:table-cell table:number-columns-repeated="6"/>
        </table:table-row>
        <table:table-row table:style-name="ro1">
          <table:table-cell office:value-type="float" office:value="174">
            <text:p>174</text:p>
          </table:table-cell>
          <table:table-cell table:formula="of:=[.$B$1] *[.A179]" office:value-type="float" office:value="14790">
            <text:p>14790</text:p>
          </table:table-cell>
          <table:table-cell table:formula="of:=FLOOR(([.B179]/365);1) +1" office:value-type="float" office:value="41">
            <text:p>41</text:p>
          </table:table-cell>
          <table:table-cell table:number-columns-repeated="6"/>
        </table:table-row>
        <table:table-row table:style-name="ro1">
          <table:table-cell office:value-type="float" office:value="175">
            <text:p>175</text:p>
          </table:table-cell>
          <table:table-cell table:formula="of:=[.$B$1] *[.A180]" office:value-type="float" office:value="14875">
            <text:p>14875</text:p>
          </table:table-cell>
          <table:table-cell table:formula="of:=FLOOR(([.B180]/365);1) +1" office:value-type="float" office:value="41">
            <text:p>41</text:p>
          </table:table-cell>
          <table:table-cell table:number-columns-repeated="6"/>
        </table:table-row>
        <table:table-row table:style-name="ro1">
          <table:table-cell office:value-type="float" office:value="176">
            <text:p>176</text:p>
          </table:table-cell>
          <table:table-cell table:formula="of:=[.$B$1] *[.A181]" office:value-type="float" office:value="14960">
            <text:p>14960</text:p>
          </table:table-cell>
          <table:table-cell table:formula="of:=FLOOR(([.B181]/365);1) +1" office:value-type="float" office:value="41">
            <text:p>41</text:p>
          </table:table-cell>
          <table:table-cell table:number-columns-repeated="6"/>
        </table:table-row>
        <table:table-row table:style-name="ro1">
          <table:table-cell office:value-type="float" office:value="177">
            <text:p>177</text:p>
          </table:table-cell>
          <table:table-cell table:formula="of:=[.$B$1] *[.A182]" office:value-type="float" office:value="15045">
            <text:p>15045</text:p>
          </table:table-cell>
          <table:table-cell table:formula="of:=FLOOR(([.B182]/365);1) +1" office:value-type="float" office:value="42">
            <text:p>42</text:p>
          </table:table-cell>
          <table:table-cell table:number-columns-repeated="6"/>
        </table:table-row>
        <table:table-row table:style-name="ro1">
          <table:table-cell office:value-type="float" office:value="178">
            <text:p>178</text:p>
          </table:table-cell>
          <table:table-cell table:formula="of:=[.$B$1] *[.A183]" office:value-type="float" office:value="15130">
            <text:p>15130</text:p>
          </table:table-cell>
          <table:table-cell table:formula="of:=FLOOR(([.B183]/365);1) +1" office:value-type="float" office:value="42">
            <text:p>42</text:p>
          </table:table-cell>
          <table:table-cell table:number-columns-repeated="6"/>
        </table:table-row>
        <table:table-row table:style-name="ro1">
          <table:table-cell office:value-type="float" office:value="179">
            <text:p>179</text:p>
          </table:table-cell>
          <table:table-cell table:formula="of:=[.$B$1] *[.A184]" office:value-type="float" office:value="15215">
            <text:p>15215</text:p>
          </table:table-cell>
          <table:table-cell table:formula="of:=FLOOR(([.B184]/365);1) +1" office:value-type="float" office:value="42">
            <text:p>42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table:formula="of:=[.$B$1] *[.A185]" office:value-type="float" office:value="15300">
            <text:p>15300</text:p>
          </table:table-cell>
          <table:table-cell table:formula="of:=FLOOR(([.B185]/365);1) +1" office:value-type="float" office:value="42">
            <text:p>42</text:p>
          </table:table-cell>
          <table:table-cell table:number-columns-repeated="6"/>
        </table:table-row>
        <table:table-row table:style-name="ro1">
          <table:table-cell office:value-type="float" office:value="181">
            <text:p>181</text:p>
          </table:table-cell>
          <table:table-cell table:formula="of:=[.$B$1] *[.A186]" office:value-type="float" office:value="15385">
            <text:p>15385</text:p>
          </table:table-cell>
          <table:table-cell table:formula="of:=FLOOR(([.B186]/365);1) +1"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float" office:value="182">
            <text:p>182</text:p>
          </table:table-cell>
          <table:table-cell table:formula="of:=[.$B$1] *[.A187]" office:value-type="float" office:value="15470">
            <text:p>15470</text:p>
          </table:table-cell>
          <table:table-cell table:formula="of:=FLOOR(([.B187]/365);1) +1"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float" office:value="183">
            <text:p>183</text:p>
          </table:table-cell>
          <table:table-cell table:formula="of:=[.$B$1] *[.A188]" office:value-type="float" office:value="15555">
            <text:p>15555</text:p>
          </table:table-cell>
          <table:table-cell table:formula="of:=FLOOR(([.B188]/365);1) +1"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float" office:value="184">
            <text:p>184</text:p>
          </table:table-cell>
          <table:table-cell table:formula="of:=[.$B$1] *[.A189]" office:value-type="float" office:value="15640">
            <text:p>15640</text:p>
          </table:table-cell>
          <table:table-cell table:formula="of:=FLOOR(([.B189]/365);1) +1" office:value-type="float" office:value="43">
            <text:p>43</text:p>
          </table:table-cell>
          <table:table-cell table:number-columns-repeated="6"/>
        </table:table-row>
        <table:table-row table:style-name="ro1">
          <table:table-cell office:value-type="float" office:value="185">
            <text:p>185</text:p>
          </table:table-cell>
          <table:table-cell table:formula="of:=[.$B$1] *[.A190]" office:value-type="float" office:value="15725">
            <text:p>15725</text:p>
          </table:table-cell>
          <table:table-cell table:formula="of:=FLOOR(([.B190]/365);1) +1"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186">
            <text:p>186</text:p>
          </table:table-cell>
          <table:table-cell table:formula="of:=[.$B$1] *[.A191]" office:value-type="float" office:value="15810">
            <text:p>15810</text:p>
          </table:table-cell>
          <table:table-cell table:formula="of:=FLOOR(([.B191]/365);1) +1"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187">
            <text:p>187</text:p>
          </table:table-cell>
          <table:table-cell table:formula="of:=[.$B$1] *[.A192]" office:value-type="float" office:value="15895">
            <text:p>15895</text:p>
          </table:table-cell>
          <table:table-cell table:formula="of:=FLOOR(([.B192]/365);1) +1"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188">
            <text:p>188</text:p>
          </table:table-cell>
          <table:table-cell table:formula="of:=[.$B$1] *[.A193]" office:value-type="float" office:value="15980">
            <text:p>15980</text:p>
          </table:table-cell>
          <table:table-cell table:formula="of:=FLOOR(([.B193]/365);1) +1" office:value-type="float" office:value="44">
            <text:p>44</text:p>
          </table:table-cell>
          <table:table-cell table:number-columns-repeated="6"/>
        </table:table-row>
        <table:table-row table:style-name="ro1">
          <table:table-cell office:value-type="float" office:value="189">
            <text:p>189</text:p>
          </table:table-cell>
          <table:table-cell table:formula="of:=[.$B$1] *[.A194]" office:value-type="float" office:value="16065">
            <text:p>16065</text:p>
          </table:table-cell>
          <table:table-cell table:formula="of:=FLOOR(([.B194]/365);1) +1"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table:formula="of:=[.$B$1] *[.A195]" office:value-type="float" office:value="16150">
            <text:p>16150</text:p>
          </table:table-cell>
          <table:table-cell table:formula="of:=FLOOR(([.B195]/365);1) +1"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191">
            <text:p>191</text:p>
          </table:table-cell>
          <table:table-cell table:formula="of:=[.$B$1] *[.A196]" office:value-type="float" office:value="16235">
            <text:p>16235</text:p>
          </table:table-cell>
          <table:table-cell table:formula="of:=FLOOR(([.B196]/365);1) +1"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192">
            <text:p>192</text:p>
          </table:table-cell>
          <table:table-cell table:formula="of:=[.$B$1] *[.A197]" office:value-type="float" office:value="16320">
            <text:p>16320</text:p>
          </table:table-cell>
          <table:table-cell table:formula="of:=FLOOR(([.B197]/365);1) +1"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193">
            <text:p>193</text:p>
          </table:table-cell>
          <table:table-cell table:formula="of:=[.$B$1] *[.A198]" office:value-type="float" office:value="16405">
            <text:p>16405</text:p>
          </table:table-cell>
          <table:table-cell table:formula="of:=FLOOR(([.B198]/365);1) +1"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194">
            <text:p>194</text:p>
          </table:table-cell>
          <table:table-cell table:formula="of:=[.$B$1] *[.A199]" office:value-type="float" office:value="16490">
            <text:p>16490</text:p>
          </table:table-cell>
          <table:table-cell table:formula="of:=FLOOR(([.B199]/365);1) +1" office:value-type="float" office:value="46">
            <text:p>46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table:formula="of:=[.$B$1] *[.A200]" office:value-type="float" office:value="16575">
            <text:p>16575</text:p>
          </table:table-cell>
          <table:table-cell table:formula="of:=FLOOR(([.B200]/365);1) +1" office:value-type="float" office:value="46">
            <text:p>46</text:p>
          </table:table-cell>
          <table:table-cell table:number-columns-repeated="6"/>
        </table:table-row>
        <table:table-row table:style-name="ro1">
          <table:table-cell office:value-type="float" office:value="196">
            <text:p>196</text:p>
          </table:table-cell>
          <table:table-cell table:formula="of:=[.$B$1] *[.A201]" office:value-type="float" office:value="16660">
            <text:p>16660</text:p>
          </table:table-cell>
          <table:table-cell table:formula="of:=FLOOR(([.B201]/365);1) +1" office:value-type="float" office:value="46">
            <text:p>46</text:p>
          </table:table-cell>
          <table:table-cell table:number-columns-repeated="6"/>
        </table:table-row>
        <table:table-row table:style-name="ro1">
          <table:table-cell office:value-type="float" office:value="197">
            <text:p>197</text:p>
          </table:table-cell>
          <table:table-cell table:formula="of:=[.$B$1] *[.A202]" office:value-type="float" office:value="16745">
            <text:p>16745</text:p>
          </table:table-cell>
          <table:table-cell table:formula="of:=FLOOR(([.B202]/365);1) +1" office:value-type="float" office:value="46">
            <text:p>46</text:p>
          </table:table-cell>
          <table:table-cell table:number-columns-repeated="6"/>
        </table:table-row>
        <table:table-row table:style-name="ro1">
          <table:table-cell office:value-type="float" office:value="198">
            <text:p>198</text:p>
          </table:table-cell>
          <table:table-cell table:formula="of:=[.$B$1] *[.A203]" office:value-type="float" office:value="16830">
            <text:p>16830</text:p>
          </table:table-cell>
          <table:table-cell table:formula="of:=FLOOR(([.B203]/365);1) +1" office:value-type="float" office:value="47">
            <text:p>47</text:p>
          </table:table-cell>
          <table:table-cell table:number-columns-repeated="6"/>
        </table:table-row>
        <table:table-row table:style-name="ro1">
          <table:table-cell office:value-type="float" office:value="199">
            <text:p>199</text:p>
          </table:table-cell>
          <table:table-cell table:formula="of:=[.$B$1] *[.A204]" office:value-type="float" office:value="16915">
            <text:p>16915</text:p>
          </table:table-cell>
          <table:table-cell table:formula="of:=FLOOR(([.B204]/365);1) +1" office:value-type="float" office:value="47">
            <text:p>47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table:formula="of:=[.$B$1] *[.A205]" office:value-type="float" office:value="17000">
            <text:p>17000</text:p>
          </table:table-cell>
          <table:table-cell table:formula="of:=FLOOR(([.B205]/365);1) +1" office:value-type="float" office:value="47">
            <text:p>47</text:p>
          </table:table-cell>
          <table:table-cell table:number-columns-repeated="6"/>
        </table:table-row>
        <table:table-row table:style-name="ro1">
          <table:table-cell office:value-type="float" office:value="201">
            <text:p>201</text:p>
          </table:table-cell>
          <table:table-cell table:formula="of:=[.$B$1] *[.A206]" office:value-type="float" office:value="17085">
            <text:p>17085</text:p>
          </table:table-cell>
          <table:table-cell table:formula="of:=FLOOR(([.B206]/365);1) +1" office:value-type="float" office:value="47">
            <text:p>47</text:p>
          </table:table-cell>
          <table:table-cell table:number-columns-repeated="6"/>
        </table:table-row>
        <table:table-row table:style-name="ro1">
          <table:table-cell office:value-type="float" office:value="202">
            <text:p>202</text:p>
          </table:table-cell>
          <table:table-cell table:formula="of:=[.$B$1] *[.A207]" office:value-type="float" office:value="17170">
            <text:p>17170</text:p>
          </table:table-cell>
          <table:table-cell table:formula="of:=FLOOR(([.B207]/365);1) +1" office:value-type="float" office:value="48">
            <text:p>48</text:p>
          </table:table-cell>
          <table:table-cell table:number-columns-repeated="6"/>
        </table:table-row>
        <table:table-row table:style-name="ro1">
          <table:table-cell office:value-type="float" office:value="203">
            <text:p>203</text:p>
          </table:table-cell>
          <table:table-cell table:formula="of:=[.$B$1] *[.A208]" office:value-type="float" office:value="17255">
            <text:p>17255</text:p>
          </table:table-cell>
          <table:table-cell table:formula="of:=FLOOR(([.B208]/365);1) +1" office:value-type="float" office:value="48">
            <text:p>48</text:p>
          </table:table-cell>
          <table:table-cell table:number-columns-repeated="6"/>
        </table:table-row>
        <table:table-row table:style-name="ro1">
          <table:table-cell office:value-type="float" office:value="204">
            <text:p>204</text:p>
          </table:table-cell>
          <table:table-cell table:formula="of:=[.$B$1] *[.A209]" office:value-type="float" office:value="17340">
            <text:p>17340</text:p>
          </table:table-cell>
          <table:table-cell table:formula="of:=FLOOR(([.B209]/365);1) +1" office:value-type="float" office:value="48">
            <text:p>48</text:p>
          </table:table-cell>
          <table:table-cell table:number-columns-repeated="6"/>
        </table:table-row>
        <table:table-row table:style-name="ro1">
          <table:table-cell office:value-type="float" office:value="205">
            <text:p>205</text:p>
          </table:table-cell>
          <table:table-cell table:formula="of:=[.$B$1] *[.A210]" office:value-type="float" office:value="17425">
            <text:p>17425</text:p>
          </table:table-cell>
          <table:table-cell table:formula="of:=FLOOR(([.B210]/365);1) +1" office:value-type="float" office:value="48">
            <text:p>48</text:p>
          </table:table-cell>
          <table:table-cell table:number-columns-repeated="6"/>
        </table:table-row>
        <table:table-row table:style-name="ro1">
          <table:table-cell office:value-type="float" office:value="206">
            <text:p>206</text:p>
          </table:table-cell>
          <table:table-cell table:formula="of:=[.$B$1] *[.A211]" office:value-type="float" office:value="17510">
            <text:p>17510</text:p>
          </table:table-cell>
          <table:table-cell table:formula="of:=FLOOR(([.B211]/365);1) +1" office:value-type="float" office:value="48">
            <text:p>48</text:p>
          </table:table-cell>
          <table:table-cell table:number-columns-repeated="6"/>
        </table:table-row>
        <table:table-row table:style-name="ro1">
          <table:table-cell office:value-type="float" office:value="207">
            <text:p>207</text:p>
          </table:table-cell>
          <table:table-cell table:formula="of:=[.$B$1] *[.A212]" office:value-type="float" office:value="17595">
            <text:p>17595</text:p>
          </table:table-cell>
          <table:table-cell table:formula="of:=FLOOR(([.B212]/365);1) +1" office:value-type="float" office:value="49">
            <text:p>49</text:p>
          </table:table-cell>
          <table:table-cell table:number-columns-repeated="6"/>
        </table:table-row>
        <table:table-row table:style-name="ro1">
          <table:table-cell office:value-type="float" office:value="208">
            <text:p>208</text:p>
          </table:table-cell>
          <table:table-cell table:formula="of:=[.$B$1] *[.A213]" office:value-type="float" office:value="17680">
            <text:p>17680</text:p>
          </table:table-cell>
          <table:table-cell table:formula="of:=FLOOR(([.B213]/365);1) +1" office:value-type="float" office:value="49">
            <text:p>49</text:p>
          </table:table-cell>
          <table:table-cell table:number-columns-repeated="6"/>
        </table:table-row>
        <table:table-row table:style-name="ro1">
          <table:table-cell office:value-type="float" office:value="209">
            <text:p>209</text:p>
          </table:table-cell>
          <table:table-cell table:formula="of:=[.$B$1] *[.A214]" office:value-type="float" office:value="17765">
            <text:p>17765</text:p>
          </table:table-cell>
          <table:table-cell table:formula="of:=FLOOR(([.B214]/365);1) +1" office:value-type="float" office:value="49">
            <text:p>49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table:formula="of:=[.$B$1] *[.A215]" office:value-type="float" office:value="17850">
            <text:p>17850</text:p>
          </table:table-cell>
          <table:table-cell table:formula="of:=FLOOR(([.B215]/365);1) +1" office:value-type="float" office:value="49">
            <text:p>49</text:p>
          </table:table-cell>
          <table:table-cell table:number-columns-repeated="6"/>
        </table:table-row>
        <table:table-row table:style-name="ro1">
          <table:table-cell office:value-type="float" office:value="211">
            <text:p>211</text:p>
          </table:table-cell>
          <table:table-cell table:formula="of:=[.$B$1] *[.A216]" office:value-type="float" office:value="17935">
            <text:p>17935</text:p>
          </table:table-cell>
          <table:table-cell table:formula="of:=FLOOR(([.B216]/365);1) +1"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212">
            <text:p>212</text:p>
          </table:table-cell>
          <table:table-cell table:formula="of:=[.$B$1] *[.A217]" office:value-type="float" office:value="18020">
            <text:p>18020</text:p>
          </table:table-cell>
          <table:table-cell table:formula="of:=FLOOR(([.B217]/365);1) +1"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213">
            <text:p>213</text:p>
          </table:table-cell>
          <table:table-cell table:formula="of:=[.$B$1] *[.A218]" office:value-type="float" office:value="18105">
            <text:p>18105</text:p>
          </table:table-cell>
          <table:table-cell table:formula="of:=FLOOR(([.B218]/365);1) +1"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214">
            <text:p>214</text:p>
          </table:table-cell>
          <table:table-cell table:formula="of:=[.$B$1] *[.A219]" office:value-type="float" office:value="18190">
            <text:p>18190</text:p>
          </table:table-cell>
          <table:table-cell table:formula="of:=FLOOR(([.B219]/365);1) +1"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215">
            <text:p>215</text:p>
          </table:table-cell>
          <table:table-cell table:formula="of:=[.$B$1] *[.A220]" office:value-type="float" office:value="18275">
            <text:p>18275</text:p>
          </table:table-cell>
          <table:table-cell table:formula="of:=FLOOR(([.B220]/365);1) +1" office:value-type="float" office:value="51">
            <text:p>51</text:p>
          </table:table-cell>
          <table:table-cell table:number-columns-repeated="6"/>
        </table:table-row>
        <table:table-row table:style-name="ro1">
          <table:table-cell office:value-type="float" office:value="216">
            <text:p>216</text:p>
          </table:table-cell>
          <table:table-cell table:formula="of:=[.$B$1] *[.A221]" office:value-type="float" office:value="18360">
            <text:p>18360</text:p>
          </table:table-cell>
          <table:table-cell table:formula="of:=FLOOR(([.B221]/365);1) +1" office:value-type="float" office:value="51">
            <text:p>51</text:p>
          </table:table-cell>
          <table:table-cell table:number-columns-repeated="6"/>
        </table:table-row>
        <table:table-row table:style-name="ro1">
          <table:table-cell office:value-type="float" office:value="217">
            <text:p>217</text:p>
          </table:table-cell>
          <table:table-cell table:formula="of:=[.$B$1] *[.A222]" office:value-type="float" office:value="18445">
            <text:p>18445</text:p>
          </table:table-cell>
          <table:table-cell table:formula="of:=FLOOR(([.B222]/365);1) +1" office:value-type="float" office:value="51">
            <text:p>51</text:p>
          </table:table-cell>
          <table:table-cell table:number-columns-repeated="6"/>
        </table:table-row>
        <table:table-row table:style-name="ro1">
          <table:table-cell office:value-type="float" office:value="218">
            <text:p>218</text:p>
          </table:table-cell>
          <table:table-cell table:formula="of:=[.$B$1] *[.A223]" office:value-type="float" office:value="18530">
            <text:p>18530</text:p>
          </table:table-cell>
          <table:table-cell table:formula="of:=FLOOR(([.B223]/365);1) +1" office:value-type="float" office:value="51">
            <text:p>51</text:p>
          </table:table-cell>
          <table:table-cell table:number-columns-repeated="6"/>
        </table:table-row>
        <table:table-row table:style-name="ro1">
          <table:table-cell office:value-type="float" office:value="219">
            <text:p>219</text:p>
          </table:table-cell>
          <table:table-cell table:formula="of:=[.$B$1] *[.A224]" office:value-type="float" office:value="18615">
            <text:p>18615</text:p>
          </table:table-cell>
          <table:table-cell table:formula="of:=FLOOR(([.B224]/365);1) +1" office:value-type="float" office:value="52">
            <text:p>52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table:formula="of:=[.$B$1] *[.A225]" office:value-type="float" office:value="18700">
            <text:p>18700</text:p>
          </table:table-cell>
          <table:table-cell table:formula="of:=FLOOR(([.B225]/365);1) +1" office:value-type="float" office:value="52">
            <text:p>52</text:p>
          </table:table-cell>
          <table:table-cell table:number-columns-repeated="6"/>
        </table:table-row>
        <table:table-row table:style-name="ro1">
          <table:table-cell office:value-type="float" office:value="221">
            <text:p>221</text:p>
          </table:table-cell>
          <table:table-cell table:formula="of:=[.$B$1] *[.A226]" office:value-type="float" office:value="18785">
            <text:p>18785</text:p>
          </table:table-cell>
          <table:table-cell table:formula="of:=FLOOR(([.B226]/365);1) +1" office:value-type="float" office:value="52">
            <text:p>52</text:p>
          </table:table-cell>
          <table:table-cell table:number-columns-repeated="6"/>
        </table:table-row>
        <table:table-row table:style-name="ro1">
          <table:table-cell office:value-type="float" office:value="222">
            <text:p>222</text:p>
          </table:table-cell>
          <table:table-cell table:formula="of:=[.$B$1] *[.A227]" office:value-type="float" office:value="18870">
            <text:p>18870</text:p>
          </table:table-cell>
          <table:table-cell table:formula="of:=FLOOR(([.B227]/365);1) +1" office:value-type="float" office:value="52">
            <text:p>52</text:p>
          </table:table-cell>
          <table:table-cell table:number-columns-repeated="6"/>
        </table:table-row>
        <table:table-row table:style-name="ro1">
          <table:table-cell office:value-type="float" office:value="223">
            <text:p>223</text:p>
          </table:table-cell>
          <table:table-cell table:formula="of:=[.$B$1] *[.A228]" office:value-type="float" office:value="18955">
            <text:p>18955</text:p>
          </table:table-cell>
          <table:table-cell table:formula="of:=FLOOR(([.B228]/365);1) +1" office:value-type="float" office:value="52">
            <text:p>52</text:p>
          </table:table-cell>
          <table:table-cell table:number-columns-repeated="6"/>
        </table:table-row>
        <table:table-row table:style-name="ro1">
          <table:table-cell office:value-type="float" office:value="224">
            <text:p>224</text:p>
          </table:table-cell>
          <table:table-cell table:formula="of:=[.$B$1] *[.A229]" office:value-type="float" office:value="19040">
            <text:p>19040</text:p>
          </table:table-cell>
          <table:table-cell table:formula="of:=FLOOR(([.B229]/365);1) +1" office:value-type="float" office:value="53">
            <text:p>53</text:p>
          </table:table-cell>
          <table:table-cell table:number-columns-repeated="6"/>
        </table:table-row>
        <table:table-row table:style-name="ro1">
          <table:table-cell office:value-type="float" office:value="225">
            <text:p>225</text:p>
          </table:table-cell>
          <table:table-cell table:formula="of:=[.$B$1] *[.A230]" office:value-type="float" office:value="19125">
            <text:p>19125</text:p>
          </table:table-cell>
          <table:table-cell table:formula="of:=FLOOR(([.B230]/365);1) +1" office:value-type="float" office:value="53">
            <text:p>53</text:p>
          </table:table-cell>
          <table:table-cell table:number-columns-repeated="6"/>
        </table:table-row>
        <table:table-row table:style-name="ro1">
          <table:table-cell office:value-type="float" office:value="226">
            <text:p>226</text:p>
          </table:table-cell>
          <table:table-cell table:formula="of:=[.$B$1] *[.A231]" office:value-type="float" office:value="19210">
            <text:p>19210</text:p>
          </table:table-cell>
          <table:table-cell table:formula="of:=FLOOR(([.B231]/365);1) +1" office:value-type="float" office:value="53">
            <text:p>53</text:p>
          </table:table-cell>
          <table:table-cell table:number-columns-repeated="6"/>
        </table:table-row>
        <table:table-row table:style-name="ro1">
          <table:table-cell office:value-type="float" office:value="227">
            <text:p>227</text:p>
          </table:table-cell>
          <table:table-cell table:formula="of:=[.$B$1] *[.A232]" office:value-type="float" office:value="19295">
            <text:p>19295</text:p>
          </table:table-cell>
          <table:table-cell table:formula="of:=FLOOR(([.B232]/365);1) +1" office:value-type="float" office:value="53">
            <text:p>53</text:p>
          </table:table-cell>
          <table:table-cell table:number-columns-repeated="6"/>
        </table:table-row>
        <table:table-row table:style-name="ro1">
          <table:table-cell office:value-type="float" office:value="228">
            <text:p>228</text:p>
          </table:table-cell>
          <table:table-cell table:formula="of:=[.$B$1] *[.A233]" office:value-type="float" office:value="19380">
            <text:p>19380</text:p>
          </table:table-cell>
          <table:table-cell table:formula="of:=FLOOR(([.B233]/365);1) +1" office:value-type="float" office:value="54">
            <text:p>54</text:p>
          </table:table-cell>
          <table:table-cell table:number-columns-repeated="6"/>
        </table:table-row>
        <table:table-row table:style-name="ro1">
          <table:table-cell office:value-type="float" office:value="229">
            <text:p>229</text:p>
          </table:table-cell>
          <table:table-cell table:formula="of:=[.$B$1] *[.A234]" office:value-type="float" office:value="19465">
            <text:p>19465</text:p>
          </table:table-cell>
          <table:table-cell table:formula="of:=FLOOR(([.B234]/365);1) +1" office:value-type="float" office:value="54">
            <text:p>54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table:formula="of:=[.$B$1] *[.A235]" office:value-type="float" office:value="19550">
            <text:p>19550</text:p>
          </table:table-cell>
          <table:table-cell table:formula="of:=FLOOR(([.B235]/365);1) +1" office:value-type="float" office:value="54">
            <text:p>54</text:p>
          </table:table-cell>
          <table:table-cell table:number-columns-repeated="6"/>
        </table:table-row>
        <table:table-row table:style-name="ro1">
          <table:table-cell office:value-type="float" office:value="231">
            <text:p>231</text:p>
          </table:table-cell>
          <table:table-cell table:formula="of:=[.$B$1] *[.A236]" office:value-type="float" office:value="19635">
            <text:p>19635</text:p>
          </table:table-cell>
          <table:table-cell table:formula="of:=FLOOR(([.B236]/365);1) +1" office:value-type="float" office:value="54">
            <text:p>54</text:p>
          </table:table-cell>
          <table:table-cell table:number-columns-repeated="6"/>
        </table:table-row>
        <table:table-row table:style-name="ro1">
          <table:table-cell office:value-type="float" office:value="232">
            <text:p>232</text:p>
          </table:table-cell>
          <table:table-cell table:formula="of:=[.$B$1] *[.A237]" office:value-type="float" office:value="19720">
            <text:p>19720</text:p>
          </table:table-cell>
          <table:table-cell table:formula="of:=FLOOR(([.B237]/365);1) +1" office:value-type="float" office:value="55">
            <text:p>55</text:p>
          </table:table-cell>
          <table:table-cell table:number-columns-repeated="6"/>
        </table:table-row>
        <table:table-row table:style-name="ro1">
          <table:table-cell office:value-type="float" office:value="233">
            <text:p>233</text:p>
          </table:table-cell>
          <table:table-cell table:formula="of:=[.$B$1] *[.A238]" office:value-type="float" office:value="19805">
            <text:p>19805</text:p>
          </table:table-cell>
          <table:table-cell table:formula="of:=FLOOR(([.B238]/365);1) +1" office:value-type="float" office:value="55">
            <text:p>55</text:p>
          </table:table-cell>
          <table:table-cell table:number-columns-repeated="6"/>
        </table:table-row>
        <table:table-row table:style-name="ro1">
          <table:table-cell office:value-type="float" office:value="234">
            <text:p>234</text:p>
          </table:table-cell>
          <table:table-cell table:formula="of:=[.$B$1] *[.A239]" office:value-type="float" office:value="19890">
            <text:p>19890</text:p>
          </table:table-cell>
          <table:table-cell table:formula="of:=FLOOR(([.B239]/365);1) +1" office:value-type="float" office:value="55">
            <text:p>55</text:p>
          </table:table-cell>
          <table:table-cell table:number-columns-repeated="6"/>
        </table:table-row>
        <table:table-row table:style-name="ro1">
          <table:table-cell office:value-type="float" office:value="235">
            <text:p>235</text:p>
          </table:table-cell>
          <table:table-cell table:formula="of:=[.$B$1] *[.A240]" office:value-type="float" office:value="19975">
            <text:p>19975</text:p>
          </table:table-cell>
          <table:table-cell table:formula="of:=FLOOR(([.B240]/365);1) +1" office:value-type="float" office:value="55">
            <text:p>55</text:p>
          </table:table-cell>
          <table:table-cell table:number-columns-repeated="6"/>
        </table:table-row>
        <table:table-row table:style-name="ro1">
          <table:table-cell office:value-type="float" office:value="236">
            <text:p>236</text:p>
          </table:table-cell>
          <table:table-cell table:formula="of:=[.$B$1] *[.A241]" office:value-type="float" office:value="20060">
            <text:p>20060</text:p>
          </table:table-cell>
          <table:table-cell table:formula="of:=FLOOR(([.B241]/365);1) +1" office:value-type="float" office:value="55">
            <text:p>55</text:p>
          </table:table-cell>
          <table:table-cell table:number-columns-repeated="6"/>
        </table:table-row>
        <table:table-row table:style-name="ro1">
          <table:table-cell office:value-type="float" office:value="237">
            <text:p>237</text:p>
          </table:table-cell>
          <table:table-cell table:formula="of:=[.$B$1] *[.A242]" office:value-type="float" office:value="20145">
            <text:p>20145</text:p>
          </table:table-cell>
          <table:table-cell table:formula="of:=FLOOR(([.B242]/365);1) +1" office:value-type="float" office:value="56">
            <text:p>56</text:p>
          </table:table-cell>
          <table:table-cell table:number-columns-repeated="6"/>
        </table:table-row>
        <table:table-row table:style-name="ro1">
          <table:table-cell office:value-type="float" office:value="238">
            <text:p>238</text:p>
          </table:table-cell>
          <table:table-cell table:formula="of:=[.$B$1] *[.A243]" office:value-type="float" office:value="20230">
            <text:p>20230</text:p>
          </table:table-cell>
          <table:table-cell table:formula="of:=FLOOR(([.B243]/365);1) +1" office:value-type="float" office:value="56">
            <text:p>56</text:p>
          </table:table-cell>
          <table:table-cell table:number-columns-repeated="6"/>
        </table:table-row>
        <table:table-row table:style-name="ro1">
          <table:table-cell office:value-type="float" office:value="239">
            <text:p>239</text:p>
          </table:table-cell>
          <table:table-cell table:formula="of:=[.$B$1] *[.A244]" office:value-type="float" office:value="20315">
            <text:p>20315</text:p>
          </table:table-cell>
          <table:table-cell table:formula="of:=FLOOR(([.B244]/365);1) +1" office:value-type="float" office:value="56">
            <text:p>56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table:formula="of:=[.$B$1] *[.A245]" office:value-type="float" office:value="20400">
            <text:p>20400</text:p>
          </table:table-cell>
          <table:table-cell table:formula="of:=FLOOR(([.B245]/365);1) +1" office:value-type="float" office:value="56">
            <text:p>56</text:p>
          </table:table-cell>
          <table:table-cell table:number-columns-repeated="6"/>
        </table:table-row>
        <table:table-row table:style-name="ro1">
          <table:table-cell office:value-type="float" office:value="241">
            <text:p>241</text:p>
          </table:table-cell>
          <table:table-cell table:formula="of:=[.$B$1] *[.A246]" office:value-type="float" office:value="20485">
            <text:p>20485</text:p>
          </table:table-cell>
          <table:table-cell table:formula="of:=FLOOR(([.B246]/365);1) +1" office:value-type="float" office:value="57">
            <text:p>57</text:p>
          </table:table-cell>
          <table:table-cell table:number-columns-repeated="6"/>
        </table:table-row>
        <table:table-row table:style-name="ro1">
          <table:table-cell office:value-type="float" office:value="242">
            <text:p>242</text:p>
          </table:table-cell>
          <table:table-cell table:formula="of:=[.$B$1] *[.A247]" office:value-type="float" office:value="20570">
            <text:p>20570</text:p>
          </table:table-cell>
          <table:table-cell table:formula="of:=FLOOR(([.B247]/365);1) +1" office:value-type="float" office:value="57">
            <text:p>57</text:p>
          </table:table-cell>
          <table:table-cell table:number-columns-repeated="6"/>
        </table:table-row>
        <table:table-row table:style-name="ro1">
          <table:table-cell office:value-type="float" office:value="243">
            <text:p>243</text:p>
          </table:table-cell>
          <table:table-cell table:formula="of:=[.$B$1] *[.A248]" office:value-type="float" office:value="20655">
            <text:p>20655</text:p>
          </table:table-cell>
          <table:table-cell table:formula="of:=FLOOR(([.B248]/365);1) +1" office:value-type="float" office:value="57">
            <text:p>57</text:p>
          </table:table-cell>
          <table:table-cell table:number-columns-repeated="6"/>
        </table:table-row>
        <table:table-row table:style-name="ro1">
          <table:table-cell office:value-type="float" office:value="244">
            <text:p>244</text:p>
          </table:table-cell>
          <table:table-cell table:formula="of:=[.$B$1] *[.A249]" office:value-type="float" office:value="20740">
            <text:p>20740</text:p>
          </table:table-cell>
          <table:table-cell table:formula="of:=FLOOR(([.B249]/365);1) +1" office:value-type="float" office:value="57">
            <text:p>57</text:p>
          </table:table-cell>
          <table:table-cell table:number-columns-repeated="6"/>
        </table:table-row>
        <table:table-row table:style-name="ro1">
          <table:table-cell office:value-type="float" office:value="245">
            <text:p>245</text:p>
          </table:table-cell>
          <table:table-cell table:formula="of:=[.$B$1] *[.A250]" office:value-type="float" office:value="20825">
            <text:p>20825</text:p>
          </table:table-cell>
          <table:table-cell table:formula="of:=FLOOR(([.B250]/365);1) +1" office:value-type="float" office:value="58">
            <text:p>58</text:p>
          </table:table-cell>
          <table:table-cell table:number-columns-repeated="6"/>
        </table:table-row>
        <table:table-row table:style-name="ro1">
          <table:table-cell office:value-type="float" office:value="246">
            <text:p>246</text:p>
          </table:table-cell>
          <table:table-cell table:formula="of:=[.$B$1] *[.A251]" office:value-type="float" office:value="20910">
            <text:p>20910</text:p>
          </table:table-cell>
          <table:table-cell table:formula="of:=FLOOR(([.B251]/365);1) +1" office:value-type="float" office:value="58">
            <text:p>58</text:p>
          </table:table-cell>
          <table:table-cell table:number-columns-repeated="6"/>
        </table:table-row>
        <table:table-row table:style-name="ro1">
          <table:table-cell office:value-type="float" office:value="247">
            <text:p>247</text:p>
          </table:table-cell>
          <table:table-cell table:formula="of:=[.$B$1] *[.A252]" office:value-type="float" office:value="20995">
            <text:p>20995</text:p>
          </table:table-cell>
          <table:table-cell table:formula="of:=FLOOR(([.B252]/365);1) +1" office:value-type="float" office:value="58">
            <text:p>58</text:p>
          </table:table-cell>
          <table:table-cell table:number-columns-repeated="6"/>
        </table:table-row>
        <table:table-row table:style-name="ro1">
          <table:table-cell office:value-type="float" office:value="248">
            <text:p>248</text:p>
          </table:table-cell>
          <table:table-cell table:formula="of:=[.$B$1] *[.A253]" office:value-type="float" office:value="21080">
            <text:p>21080</text:p>
          </table:table-cell>
          <table:table-cell table:formula="of:=FLOOR(([.B253]/365);1) +1" office:value-type="float" office:value="58">
            <text:p>58</text:p>
          </table:table-cell>
          <table:table-cell table:number-columns-repeated="6"/>
        </table:table-row>
        <table:table-row table:style-name="ro1">
          <table:table-cell office:value-type="float" office:value="249">
            <text:p>249</text:p>
          </table:table-cell>
          <table:table-cell table:formula="of:=[.$B$1] *[.A254]" office:value-type="float" office:value="21165">
            <text:p>21165</text:p>
          </table:table-cell>
          <table:table-cell table:formula="of:=FLOOR(([.B254]/365);1) +1" office:value-type="float" office:value="58">
            <text:p>58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table:formula="of:=[.$B$1] *[.A255]" office:value-type="float" office:value="21250">
            <text:p>21250</text:p>
          </table:table-cell>
          <table:table-cell table:formula="of:=FLOOR(([.B255]/365);1) +1" office:value-type="float" office:value="59">
            <text:p>59</text:p>
          </table:table-cell>
          <table:table-cell table:number-columns-repeated="6"/>
        </table:table-row>
        <table:table-row table:style-name="ro1">
          <table:table-cell office:value-type="float" office:value="251">
            <text:p>251</text:p>
          </table:table-cell>
          <table:table-cell table:formula="of:=[.$B$1] *[.A256]" office:value-type="float" office:value="21335">
            <text:p>21335</text:p>
          </table:table-cell>
          <table:table-cell table:formula="of:=FLOOR(([.B256]/365);1) +1" office:value-type="float" office:value="59">
            <text:p>59</text:p>
          </table:table-cell>
          <table:table-cell table:number-columns-repeated="6"/>
        </table:table-row>
        <table:table-row table:style-name="ro1">
          <table:table-cell office:value-type="float" office:value="252">
            <text:p>252</text:p>
          </table:table-cell>
          <table:table-cell table:formula="of:=[.$B$1] *[.A257]" office:value-type="float" office:value="21420">
            <text:p>21420</text:p>
          </table:table-cell>
          <table:table-cell table:formula="of:=FLOOR(([.B257]/365);1) +1" office:value-type="float" office:value="59">
            <text:p>59</text:p>
          </table:table-cell>
          <table:table-cell table:number-columns-repeated="6"/>
        </table:table-row>
        <table:table-row table:style-name="ro1">
          <table:table-cell office:value-type="float" office:value="253">
            <text:p>253</text:p>
          </table:table-cell>
          <table:table-cell table:formula="of:=[.$B$1] *[.A258]" office:value-type="float" office:value="21505">
            <text:p>21505</text:p>
          </table:table-cell>
          <table:table-cell table:formula="of:=FLOOR(([.B258]/365);1) +1" office:value-type="float" office:value="59">
            <text:p>59</text:p>
          </table:table-cell>
          <table:table-cell table:number-columns-repeated="6"/>
        </table:table-row>
        <table:table-row table:style-name="ro1">
          <table:table-cell office:value-type="float" office:value="254">
            <text:p>254</text:p>
          </table:table-cell>
          <table:table-cell table:formula="of:=[.$B$1] *[.A259]" office:value-type="float" office:value="21590">
            <text:p>21590</text:p>
          </table:table-cell>
          <table:table-cell table:formula="of:=FLOOR(([.B259]/365);1) +1" office:value-type="float" office:value="60">
            <text:p>60</text:p>
          </table:table-cell>
          <table:table-cell table:number-columns-repeated="6"/>
        </table:table-row>
        <table:table-row table:style-name="ro1">
          <table:table-cell office:value-type="float" office:value="255">
            <text:p>255</text:p>
          </table:table-cell>
          <table:table-cell table:formula="of:=[.$B$1] *[.A260]" office:value-type="float" office:value="21675">
            <text:p>21675</text:p>
          </table:table-cell>
          <table:table-cell table:formula="of:=FLOOR(([.B260]/365);1) +1" office:value-type="float" office:value="60">
            <text:p>60</text:p>
          </table:table-cell>
          <table:table-cell table:number-columns-repeated="6"/>
        </table:table-row>
        <table:table-row table:style-name="ro1">
          <table:table-cell office:value-type="float" office:value="256">
            <text:p>256</text:p>
          </table:table-cell>
          <table:table-cell table:formula="of:=[.$B$1] *[.A261]" office:value-type="float" office:value="21760">
            <text:p>21760</text:p>
          </table:table-cell>
          <table:table-cell table:formula="of:=FLOOR(([.B261]/365);1) +1" office:value-type="float" office:value="60">
            <text:p>60</text:p>
          </table:table-cell>
          <table:table-cell table:number-columns-repeated="6"/>
        </table:table-row>
        <table:table-row table:style-name="ro1">
          <table:table-cell office:value-type="float" office:value="257">
            <text:p>257</text:p>
          </table:table-cell>
          <table:table-cell table:formula="of:=[.$B$1] *[.A262]" office:value-type="float" office:value="21845">
            <text:p>21845</text:p>
          </table:table-cell>
          <table:table-cell table:formula="of:=FLOOR(([.B262]/365);1) +1" office:value-type="float" office:value="60">
            <text:p>60</text:p>
          </table:table-cell>
          <table:table-cell table:number-columns-repeated="6"/>
        </table:table-row>
        <table:table-row table:style-name="ro1">
          <table:table-cell office:value-type="float" office:value="258">
            <text:p>258</text:p>
          </table:table-cell>
          <table:table-cell table:formula="of:=[.$B$1] *[.A263]" office:value-type="float" office:value="21930">
            <text:p>21930</text:p>
          </table:table-cell>
          <table:table-cell table:formula="of:=FLOOR(([.B263]/365);1) +1" office:value-type="float" office:value="61">
            <text:p>61</text:p>
          </table:table-cell>
          <table:table-cell table:number-columns-repeated="6"/>
        </table:table-row>
        <table:table-row table:style-name="ro1">
          <table:table-cell office:value-type="float" office:value="259">
            <text:p>259</text:p>
          </table:table-cell>
          <table:table-cell table:formula="of:=[.$B$1] *[.A264]" office:value-type="float" office:value="22015">
            <text:p>22015</text:p>
          </table:table-cell>
          <table:table-cell table:formula="of:=FLOOR(([.B264]/365);1) +1" office:value-type="float" office:value="61">
            <text:p>61</text:p>
          </table:table-cell>
          <table:table-cell table:number-columns-repeated="6"/>
        </table:table-row>
        <table:table-row table:style-name="ro1">
          <table:table-cell office:value-type="float" office:value="260">
            <text:p>260</text:p>
          </table:table-cell>
          <table:table-cell table:formula="of:=[.$B$1] *[.A265]" office:value-type="float" office:value="22100">
            <text:p>22100</text:p>
          </table:table-cell>
          <table:table-cell table:formula="of:=FLOOR(([.B265]/365);1) +1" office:value-type="float" office:value="61">
            <text:p>61</text:p>
          </table:table-cell>
          <table:table-cell table:number-columns-repeated="6"/>
        </table:table-row>
        <table:table-row table:style-name="ro1">
          <table:table-cell office:value-type="float" office:value="261">
            <text:p>261</text:p>
          </table:table-cell>
          <table:table-cell table:formula="of:=[.$B$1] *[.A266]" office:value-type="float" office:value="22185">
            <text:p>22185</text:p>
          </table:table-cell>
          <table:table-cell table:formula="of:=FLOOR(([.B266]/365);1) +1" office:value-type="float" office:value="61">
            <text:p>61</text:p>
          </table:table-cell>
          <table:table-cell table:number-columns-repeated="6"/>
        </table:table-row>
        <table:table-row table:style-name="ro1">
          <table:table-cell office:value-type="float" office:value="262">
            <text:p>262</text:p>
          </table:table-cell>
          <table:table-cell table:formula="of:=[.$B$1] *[.A267]" office:value-type="float" office:value="22270">
            <text:p>22270</text:p>
          </table:table-cell>
          <table:table-cell table:formula="of:=FLOOR(([.B267]/365);1) +1" office:value-type="float" office:value="62">
            <text:p>62</text:p>
          </table:table-cell>
          <table:table-cell table:number-columns-repeated="6"/>
        </table:table-row>
        <table:table-row table:style-name="ro1">
          <table:table-cell office:value-type="float" office:value="263">
            <text:p>263</text:p>
          </table:table-cell>
          <table:table-cell table:formula="of:=[.$B$1] *[.A268]" office:value-type="float" office:value="22355">
            <text:p>22355</text:p>
          </table:table-cell>
          <table:table-cell table:formula="of:=FLOOR(([.B268]/365);1) +1" office:value-type="float" office:value="62">
            <text:p>62</text:p>
          </table:table-cell>
          <table:table-cell table:number-columns-repeated="6"/>
        </table:table-row>
        <table:table-row table:style-name="ro1">
          <table:table-cell office:value-type="float" office:value="264">
            <text:p>264</text:p>
          </table:table-cell>
          <table:table-cell table:formula="of:=[.$B$1] *[.A269]" office:value-type="float" office:value="22440">
            <text:p>22440</text:p>
          </table:table-cell>
          <table:table-cell table:formula="of:=FLOOR(([.B269]/365);1) +1" office:value-type="float" office:value="62">
            <text:p>62</text:p>
          </table:table-cell>
          <table:table-cell table:number-columns-repeated="6"/>
        </table:table-row>
        <table:table-row table:style-name="ro1">
          <table:table-cell office:value-type="float" office:value="265">
            <text:p>265</text:p>
          </table:table-cell>
          <table:table-cell table:formula="of:=[.$B$1] *[.A270]" office:value-type="float" office:value="22525">
            <text:p>22525</text:p>
          </table:table-cell>
          <table:table-cell table:formula="of:=FLOOR(([.B270]/365);1) +1" office:value-type="float" office:value="62">
            <text:p>62</text:p>
          </table:table-cell>
          <table:table-cell table:number-columns-repeated="6"/>
        </table:table-row>
        <table:table-row table:style-name="ro1">
          <table:table-cell office:value-type="float" office:value="266">
            <text:p>266</text:p>
          </table:table-cell>
          <table:table-cell table:formula="of:=[.$B$1] *[.A271]" office:value-type="float" office:value="22610">
            <text:p>22610</text:p>
          </table:table-cell>
          <table:table-cell table:formula="of:=FLOOR(([.B271]/365);1) +1" office:value-type="float" office:value="62">
            <text:p>62</text:p>
          </table:table-cell>
          <table:table-cell table:number-columns-repeated="6"/>
        </table:table-row>
        <table:table-row table:style-name="ro1">
          <table:table-cell office:value-type="float" office:value="267">
            <text:p>267</text:p>
          </table:table-cell>
          <table:table-cell table:formula="of:=[.$B$1] *[.A272]" office:value-type="float" office:value="22695">
            <text:p>22695</text:p>
          </table:table-cell>
          <table:table-cell table:formula="of:=FLOOR(([.B272]/365);1) +1" office:value-type="float" office:value="63">
            <text:p>63</text:p>
          </table:table-cell>
          <table:table-cell table:number-columns-repeated="6"/>
        </table:table-row>
        <table:table-row table:style-name="ro1">
          <table:table-cell office:value-type="float" office:value="268">
            <text:p>268</text:p>
          </table:table-cell>
          <table:table-cell table:formula="of:=[.$B$1] *[.A273]" office:value-type="float" office:value="22780">
            <text:p>22780</text:p>
          </table:table-cell>
          <table:table-cell table:formula="of:=FLOOR(([.B273]/365);1) +1" office:value-type="float" office:value="63">
            <text:p>63</text:p>
          </table:table-cell>
          <table:table-cell table:number-columns-repeated="6"/>
        </table:table-row>
        <table:table-row table:style-name="ro1">
          <table:table-cell office:value-type="float" office:value="269">
            <text:p>269</text:p>
          </table:table-cell>
          <table:table-cell table:formula="of:=[.$B$1] *[.A274]" office:value-type="float" office:value="22865">
            <text:p>22865</text:p>
          </table:table-cell>
          <table:table-cell table:formula="of:=FLOOR(([.B274]/365);1) +1" office:value-type="float" office:value="63">
            <text:p>63</text:p>
          </table:table-cell>
          <table:table-cell table:number-columns-repeated="6"/>
        </table:table-row>
        <table:table-row table:style-name="ro1">
          <table:table-cell office:value-type="float" office:value="270">
            <text:p>270</text:p>
          </table:table-cell>
          <table:table-cell table:formula="of:=[.$B$1] *[.A275]" office:value-type="float" office:value="22950">
            <text:p>22950</text:p>
          </table:table-cell>
          <table:table-cell table:formula="of:=FLOOR(([.B275]/365);1) +1" office:value-type="float" office:value="63">
            <text:p>63</text:p>
          </table:table-cell>
          <table:table-cell table:number-columns-repeated="6"/>
        </table:table-row>
        <table:table-row table:style-name="ro1">
          <table:table-cell office:value-type="float" office:value="271">
            <text:p>271</text:p>
          </table:table-cell>
          <table:table-cell table:formula="of:=[.$B$1] *[.A276]" office:value-type="float" office:value="23035">
            <text:p>23035</text:p>
          </table:table-cell>
          <table:table-cell table:formula="of:=FLOOR(([.B276]/365);1) +1" office:value-type="float" office:value="64">
            <text:p>64</text:p>
          </table:table-cell>
          <table:table-cell table:number-columns-repeated="6"/>
        </table:table-row>
        <table:table-row table:style-name="ro1">
          <table:table-cell office:value-type="float" office:value="272">
            <text:p>272</text:p>
          </table:table-cell>
          <table:table-cell table:formula="of:=[.$B$1] *[.A277]" office:value-type="float" office:value="23120">
            <text:p>23120</text:p>
          </table:table-cell>
          <table:table-cell table:formula="of:=FLOOR(([.B277]/365);1) +1" office:value-type="float" office:value="64">
            <text:p>64</text:p>
          </table:table-cell>
          <table:table-cell table:number-columns-repeated="6"/>
        </table:table-row>
        <table:table-row table:style-name="ro1">
          <table:table-cell office:value-type="float" office:value="273">
            <text:p>273</text:p>
          </table:table-cell>
          <table:table-cell table:formula="of:=[.$B$1] *[.A278]" office:value-type="float" office:value="23205">
            <text:p>23205</text:p>
          </table:table-cell>
          <table:table-cell table:formula="of:=FLOOR(([.B278]/365);1) +1" office:value-type="float" office:value="64">
            <text:p>64</text:p>
          </table:table-cell>
          <table:table-cell table:number-columns-repeated="6"/>
        </table:table-row>
        <table:table-row table:style-name="ro1">
          <table:table-cell office:value-type="float" office:value="274">
            <text:p>274</text:p>
          </table:table-cell>
          <table:table-cell table:formula="of:=[.$B$1] *[.A279]" office:value-type="float" office:value="23290">
            <text:p>23290</text:p>
          </table:table-cell>
          <table:table-cell table:formula="of:=FLOOR(([.B279]/365);1) +1" office:value-type="float" office:value="64">
            <text:p>64</text:p>
          </table:table-cell>
          <table:table-cell table:number-columns-repeated="6"/>
        </table:table-row>
        <table:table-row table:style-name="ro1">
          <table:table-cell office:value-type="float" office:value="275">
            <text:p>275</text:p>
          </table:table-cell>
          <table:table-cell table:formula="of:=[.$B$1] *[.A280]" office:value-type="float" office:value="23375">
            <text:p>23375</text:p>
          </table:table-cell>
          <table:table-cell table:formula="of:=FLOOR(([.B280]/365);1) +1" office:value-type="float" office:value="65">
            <text:p>65</text:p>
          </table:table-cell>
          <table:table-cell table:number-columns-repeated="6"/>
        </table:table-row>
        <table:table-row table:style-name="ro1">
          <table:table-cell office:value-type="float" office:value="276">
            <text:p>276</text:p>
          </table:table-cell>
          <table:table-cell table:formula="of:=[.$B$1] *[.A281]" office:value-type="float" office:value="23460">
            <text:p>23460</text:p>
          </table:table-cell>
          <table:table-cell table:formula="of:=FLOOR(([.B281]/365);1) +1" office:value-type="float" office:value="65">
            <text:p>65</text:p>
          </table:table-cell>
          <table:table-cell table:number-columns-repeated="6"/>
        </table:table-row>
        <table:table-row table:style-name="ro1">
          <table:table-cell office:value-type="float" office:value="277">
            <text:p>277</text:p>
          </table:table-cell>
          <table:table-cell table:formula="of:=[.$B$1] *[.A282]" office:value-type="float" office:value="23545">
            <text:p>23545</text:p>
          </table:table-cell>
          <table:table-cell table:formula="of:=FLOOR(([.B282]/365);1) +1" office:value-type="float" office:value="65">
            <text:p>65</text:p>
          </table:table-cell>
          <table:table-cell table:number-columns-repeated="6"/>
        </table:table-row>
        <table:table-row table:style-name="ro1">
          <table:table-cell office:value-type="float" office:value="278">
            <text:p>278</text:p>
          </table:table-cell>
          <table:table-cell table:formula="of:=[.$B$1] *[.A283]" office:value-type="float" office:value="23630">
            <text:p>23630</text:p>
          </table:table-cell>
          <table:table-cell table:formula="of:=FLOOR(([.B283]/365);1) +1" office:value-type="float" office:value="65">
            <text:p>65</text:p>
          </table:table-cell>
          <table:table-cell table:number-columns-repeated="6"/>
        </table:table-row>
        <table:table-row table:style-name="ro1">
          <table:table-cell office:value-type="float" office:value="279">
            <text:p>279</text:p>
          </table:table-cell>
          <table:table-cell table:formula="of:=[.$B$1] *[.A284]" office:value-type="float" office:value="23715">
            <text:p>23715</text:p>
          </table:table-cell>
          <table:table-cell table:formula="of:=FLOOR(([.B284]/365);1) +1" office:value-type="float" office:value="65">
            <text:p>65</text:p>
          </table:table-cell>
          <table:table-cell table:number-columns-repeated="6"/>
        </table:table-row>
        <table:table-row table:style-name="ro1">
          <table:table-cell office:value-type="float" office:value="280">
            <text:p>280</text:p>
          </table:table-cell>
          <table:table-cell table:formula="of:=[.$B$1] *[.A285]" office:value-type="float" office:value="23800">
            <text:p>23800</text:p>
          </table:table-cell>
          <table:table-cell table:formula="of:=FLOOR(([.B285]/365);1) +1" office:value-type="float" office:value="66">
            <text:p>66</text:p>
          </table:table-cell>
          <table:table-cell table:number-columns-repeated="6"/>
        </table:table-row>
        <table:table-row table:style-name="ro1">
          <table:table-cell office:value-type="float" office:value="281">
            <text:p>281</text:p>
          </table:table-cell>
          <table:table-cell table:formula="of:=[.$B$1] *[.A286]" office:value-type="float" office:value="23885">
            <text:p>23885</text:p>
          </table:table-cell>
          <table:table-cell table:formula="of:=FLOOR(([.B286]/365);1) +1" office:value-type="float" office:value="66">
            <text:p>66</text:p>
          </table:table-cell>
          <table:table-cell table:number-columns-repeated="6"/>
        </table:table-row>
        <table:table-row table:style-name="ro1">
          <table:table-cell office:value-type="float" office:value="282">
            <text:p>282</text:p>
          </table:table-cell>
          <table:table-cell table:formula="of:=[.$B$1] *[.A287]" office:value-type="float" office:value="23970">
            <text:p>23970</text:p>
          </table:table-cell>
          <table:table-cell table:formula="of:=FLOOR(([.B287]/365);1) +1" office:value-type="float" office:value="66">
            <text:p>66</text:p>
          </table:table-cell>
          <table:table-cell table:number-columns-repeated="6"/>
        </table:table-row>
        <table:table-row table:style-name="ro1">
          <table:table-cell office:value-type="float" office:value="283">
            <text:p>283</text:p>
          </table:table-cell>
          <table:table-cell table:formula="of:=[.$B$1] *[.A288]" office:value-type="float" office:value="24055">
            <text:p>24055</text:p>
          </table:table-cell>
          <table:table-cell table:formula="of:=FLOOR(([.B288]/365);1) +1" office:value-type="float" office:value="66">
            <text:p>66</text:p>
          </table:table-cell>
          <table:table-cell table:number-columns-repeated="6"/>
        </table:table-row>
        <table:table-row table:style-name="ro1">
          <table:table-cell office:value-type="float" office:value="284">
            <text:p>284</text:p>
          </table:table-cell>
          <table:table-cell table:formula="of:=[.$B$1] *[.A289]" office:value-type="float" office:value="24140">
            <text:p>24140</text:p>
          </table:table-cell>
          <table:table-cell table:formula="of:=FLOOR(([.B289]/365);1) +1" office:value-type="float" office:value="67">
            <text:p>67</text:p>
          </table:table-cell>
          <table:table-cell table:number-columns-repeated="6"/>
        </table:table-row>
        <table:table-row table:style-name="ro1">
          <table:table-cell office:value-type="float" office:value="285">
            <text:p>285</text:p>
          </table:table-cell>
          <table:table-cell table:formula="of:=[.$B$1] *[.A290]" office:value-type="float" office:value="24225">
            <text:p>24225</text:p>
          </table:table-cell>
          <table:table-cell table:formula="of:=FLOOR(([.B290]/365);1) +1" office:value-type="float" office:value="67">
            <text:p>67</text:p>
          </table:table-cell>
          <table:table-cell table:number-columns-repeated="6"/>
        </table:table-row>
        <table:table-row table:style-name="ro1">
          <table:table-cell office:value-type="float" office:value="286">
            <text:p>286</text:p>
          </table:table-cell>
          <table:table-cell table:formula="of:=[.$B$1] *[.A291]" office:value-type="float" office:value="24310">
            <text:p>24310</text:p>
          </table:table-cell>
          <table:table-cell table:formula="of:=FLOOR(([.B291]/365);1) +1" office:value-type="float" office:value="67">
            <text:p>67</text:p>
          </table:table-cell>
          <table:table-cell table:number-columns-repeated="6"/>
        </table:table-row>
        <table:table-row table:style-name="ro1">
          <table:table-cell office:value-type="float" office:value="287">
            <text:p>287</text:p>
          </table:table-cell>
          <table:table-cell table:formula="of:=[.$B$1] *[.A292]" office:value-type="float" office:value="24395">
            <text:p>24395</text:p>
          </table:table-cell>
          <table:table-cell table:formula="of:=FLOOR(([.B292]/365);1) +1" office:value-type="float" office:value="67">
            <text:p>67</text:p>
          </table:table-cell>
          <table:table-cell table:number-columns-repeated="6"/>
        </table:table-row>
        <table:table-row table:style-name="ro1">
          <table:table-cell office:value-type="float" office:value="288">
            <text:p>288</text:p>
          </table:table-cell>
          <table:table-cell table:formula="of:=[.$B$1] *[.A293]" office:value-type="float" office:value="24480">
            <text:p>24480</text:p>
          </table:table-cell>
          <table:table-cell table:formula="of:=FLOOR(([.B293]/365);1) +1" office:value-type="float" office:value="68">
            <text:p>68</text:p>
          </table:table-cell>
          <table:table-cell table:number-columns-repeated="6"/>
        </table:table-row>
        <table:table-row table:style-name="ro1">
          <table:table-cell office:value-type="float" office:value="289">
            <text:p>289</text:p>
          </table:table-cell>
          <table:table-cell table:formula="of:=[.$B$1] *[.A294]" office:value-type="float" office:value="24565">
            <text:p>24565</text:p>
          </table:table-cell>
          <table:table-cell table:formula="of:=FLOOR(([.B294]/365);1) +1" office:value-type="float" office:value="68">
            <text:p>68</text:p>
          </table:table-cell>
          <table:table-cell table:number-columns-repeated="6"/>
        </table:table-row>
        <table:table-row table:style-name="ro1">
          <table:table-cell office:value-type="float" office:value="290">
            <text:p>290</text:p>
          </table:table-cell>
          <table:table-cell table:formula="of:=[.$B$1] *[.A295]" office:value-type="float" office:value="24650">
            <text:p>24650</text:p>
          </table:table-cell>
          <table:table-cell table:formula="of:=FLOOR(([.B295]/365);1) +1" office:value-type="float" office:value="68">
            <text:p>68</text:p>
          </table:table-cell>
          <table:table-cell table:number-columns-repeated="6"/>
        </table:table-row>
        <table:table-row table:style-name="ro1">
          <table:table-cell office:value-type="float" office:value="291">
            <text:p>291</text:p>
          </table:table-cell>
          <table:table-cell table:formula="of:=[.$B$1] *[.A296]" office:value-type="float" office:value="24735">
            <text:p>24735</text:p>
          </table:table-cell>
          <table:table-cell table:formula="of:=FLOOR(([.B296]/365);1) +1" office:value-type="float" office:value="68">
            <text:p>68</text:p>
          </table:table-cell>
          <table:table-cell table:number-columns-repeated="6"/>
        </table:table-row>
        <table:table-row table:style-name="ro1">
          <table:table-cell office:value-type="float" office:value="292">
            <text:p>292</text:p>
          </table:table-cell>
          <table:table-cell table:formula="of:=[.$B$1] *[.A297]" office:value-type="float" office:value="24820">
            <text:p>24820</text:p>
          </table:table-cell>
          <table:table-cell table:formula="of:=FLOOR(([.B297]/365);1) +1" office:value-type="float" office:value="69">
            <text:p>69</text:p>
          </table:table-cell>
          <table:table-cell table:number-columns-repeated="6"/>
        </table:table-row>
        <table:table-row table:style-name="ro1">
          <table:table-cell office:value-type="float" office:value="293">
            <text:p>293</text:p>
          </table:table-cell>
          <table:table-cell table:formula="of:=[.$B$1] *[.A298]" office:value-type="float" office:value="24905">
            <text:p>24905</text:p>
          </table:table-cell>
          <table:table-cell table:formula="of:=FLOOR(([.B298]/365);1) +1" office:value-type="float" office:value="69">
            <text:p>69</text:p>
          </table:table-cell>
          <table:table-cell table:number-columns-repeated="6"/>
        </table:table-row>
        <table:table-row table:style-name="ro1">
          <table:table-cell office:value-type="float" office:value="294">
            <text:p>294</text:p>
          </table:table-cell>
          <table:table-cell table:formula="of:=[.$B$1] *[.A299]" office:value-type="float" office:value="24990">
            <text:p>24990</text:p>
          </table:table-cell>
          <table:table-cell table:formula="of:=FLOOR(([.B299]/365);1) +1" office:value-type="float" office:value="69">
            <text:p>69</text:p>
          </table:table-cell>
          <table:table-cell table:number-columns-repeated="6"/>
        </table:table-row>
        <table:table-row table:style-name="ro1">
          <table:table-cell office:value-type="float" office:value="295">
            <text:p>295</text:p>
          </table:table-cell>
          <table:table-cell table:formula="of:=[.$B$1] *[.A300]" office:value-type="float" office:value="25075">
            <text:p>25075</text:p>
          </table:table-cell>
          <table:table-cell table:formula="of:=FLOOR(([.B300]/365);1) +1" office:value-type="float" office:value="69">
            <text:p>69</text:p>
          </table:table-cell>
          <table:table-cell table:number-columns-repeated="6"/>
        </table:table-row>
        <table:table-row table:style-name="ro1">
          <table:table-cell office:value-type="float" office:value="296">
            <text:p>296</text:p>
          </table:table-cell>
          <table:table-cell table:formula="of:=[.$B$1] *[.A301]" office:value-type="float" office:value="25160">
            <text:p>25160</text:p>
          </table:table-cell>
          <table:table-cell table:formula="of:=FLOOR(([.B301]/365);1) +1" office:value-type="float" office:value="69">
            <text:p>69</text:p>
          </table:table-cell>
          <table:table-cell table:number-columns-repeated="6"/>
        </table:table-row>
        <table:table-row table:style-name="ro1">
          <table:table-cell office:value-type="float" office:value="297">
            <text:p>297</text:p>
          </table:table-cell>
          <table:table-cell table:formula="of:=[.$B$1] *[.A302]" office:value-type="float" office:value="25245">
            <text:p>25245</text:p>
          </table:table-cell>
          <table:table-cell table:formula="of:=FLOOR(([.B302]/365);1) +1" office:value-type="float" office:value="70">
            <text:p>70</text:p>
          </table:table-cell>
          <table:table-cell table:number-columns-repeated="6"/>
        </table:table-row>
        <table:table-row table:style-name="ro1">
          <table:table-cell office:value-type="float" office:value="298">
            <text:p>298</text:p>
          </table:table-cell>
          <table:table-cell table:formula="of:=[.$B$1] *[.A303]" office:value-type="float" office:value="25330">
            <text:p>25330</text:p>
          </table:table-cell>
          <table:table-cell table:formula="of:=FLOOR(([.B303]/365);1) +1" office:value-type="float" office:value="70">
            <text:p>70</text:p>
          </table:table-cell>
          <table:table-cell table:number-columns-repeated="6"/>
        </table:table-row>
        <table:table-row table:style-name="ro1">
          <table:table-cell office:value-type="float" office:value="299">
            <text:p>299</text:p>
          </table:table-cell>
          <table:table-cell table:formula="of:=[.$B$1] *[.A304]" office:value-type="float" office:value="25415">
            <text:p>25415</text:p>
          </table:table-cell>
          <table:table-cell table:formula="of:=FLOOR(([.B304]/365);1) +1" office:value-type="float" office:value="70">
            <text:p>70</text:p>
          </table:table-cell>
          <table:table-cell table:number-columns-repeated="6"/>
        </table:table-row>
        <table:table-row table:style-name="ro1">
          <table:table-cell office:value-type="float" office:value="300">
            <text:p>300</text:p>
          </table:table-cell>
          <table:table-cell table:formula="of:=[.$B$1] *[.A305]" office:value-type="float" office:value="25500">
            <text:p>25500</text:p>
          </table:table-cell>
          <table:table-cell table:formula="of:=FLOOR(([.B305]/365);1) +1" office:value-type="float" office:value="70">
            <text:p>70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1" table:number-columns-repeated="10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Expense</text:p>
          </table:table-cell>
          <table:table-cell table:number-columns-repeated="5"/>
          <table:table-cell table:style-name="ce1" office:value-type="string">
            <text:p>mobile</text:p>
          </table:table-cell>
          <table:table-cell/>
          <table:table-cell table:style-name="ce1" office:value-type="string">
            <text:p>validity</text:p>
          </table:table-cell>
          <table:table-cell table:style-name="ce1" office:value-type="string">
            <text:p>price /day</text:p>
          </table:table-cell>
          <table:table-cell table:style-name="ce1" office:value-type="string">
            <text:p>price /month</text:p>
          </table:table-cell>
        </table:table-row>
        <table:table-row table:style-name="ro1">
          <table:table-cell office:value-type="string">
            <text:p>Bills</text:p>
          </table:table-cell>
          <table:table-cell office:value-type="string">
            <text:p>Mobile </text:p>
          </table:table-cell>
          <table:table-cell office:value-type="float" office:value="300">
            <text:p>300</text:p>
          </table:table-cell>
          <table:table-cell table:number-columns-repeated="3"/>
          <table:table-cell office:value-type="string">
            <text:p>sim1</text:p>
          </table:table-cell>
          <table:table-cell office:value-type="float" office:value="399">
            <text:p>399</text:p>
          </table:table-cell>
          <table:table-cell office:value-type="float" office:value="84">
            <text:p>84</text:p>
          </table:table-cell>
          <table:table-cell table:formula="of:=[.H2]/[.I2]" office:value-type="float" office:value="4.75">
            <text:p>4.75</text:p>
          </table:table-cell>
          <table:table-cell table:formula="of:=[.J2] * 30" office:value-type="float" office:value="142.5">
            <text:p>142.5</text:p>
          </table:table-cell>
        </table:table-row>
        <table:table-row table:style-name="ro1">
          <table:table-cell/>
          <table:table-cell office:value-type="string">
            <text:p>Broadband</text:p>
          </table:table-cell>
          <table:table-cell office:value-type="float" office:value="600">
            <text:p>600</text:p>
          </table:table-cell>
          <table:table-cell table:number-columns-repeated="3"/>
          <table:table-cell office:value-type="string">
            <text:p>sim2</text:p>
          </table:table-cell>
          <table:table-cell office:value-type="float" office:value="399">
            <text:p>399</text:p>
          </table:table-cell>
          <table:table-cell office:value-type="float" office:value="84">
            <text:p>84</text:p>
          </table:table-cell>
          <table:table-cell table:formula="of:=[.H3]/[.I3]" office:value-type="float" office:value="4.75">
            <text:p>4.75</text:p>
          </table:table-cell>
          <table:table-cell table:formula="of:=[.J3] * 30" office:value-type="float" office:value="142.5">
            <text:p>142.5</text:p>
          </table:table-cell>
        </table:table-row>
        <table:table-row table:style-name="ro1">
          <table:table-cell/>
          <table:table-cell office:value-type="string">
            <text:p>TV</text:p>
          </table:table-cell>
          <table:table-cell office:value-type="float" office:value="300">
            <text:p>30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EB</text:p>
          </table:table-cell>
          <table:table-cell office:value-type="float" office:value="1000">
            <text:p>1000</text:p>
          </table:table-cell>
          <table:table-cell table:number-columns-repeated="6"/>
          <table:table-cell office:value-type="string">
            <text:p>sub total</text:p>
          </table:table-cell>
          <table:table-cell table:formula="of:=SUM([.K2:.K3])" office:value-type="float" office:value="285">
            <text:p>285</text:p>
          </table:table-cell>
        </table:table-row>
        <table:table-row table:style-name="ro1">
          <table:table-cell/>
          <table:table-cell office:value-type="string">
            <text:p>Van</text:p>
          </table:table-cell>
          <table:table-cell office:value-type="float" office:value="2700">
            <text:p>2700</text:p>
          </table:table-cell>
          <table:table-cell table:number-columns-repeated="6"/>
          <table:table-cell office:value-type="string">
            <text:p>TX charges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Bike Pass</text:p>
          </table:table-cell>
          <table:table-cell office:value-type="float" office:value="250">
            <text:p>250</text:p>
          </table:table-cell>
          <table:table-cell table:number-columns-repeated="6"/>
          <table:table-cell office:value-type="string">
            <text:p>total</text:p>
          </table:table-cell>
          <table:table-cell table:formula="of:=[.K6]+[.K5]" office:value-type="float" office:value="300">
            <text:p>300</text:p>
          </table:table-cell>
        </table:table-row>
        <table:table-row table:style-name="ro1">
          <table:table-cell/>
          <table:table-cell office:value-type="string">
            <text:p>Petrol</text:p>
          </table:table-cell>
          <table:table-cell office:value-type="float" office:value="500">
            <text:p>50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>
            <text:p>total</text:p>
          </table:table-cell>
          <table:table-cell table:formula="of:=SUM([.C2:.C8])" office:value-type="float" office:value="5650">
            <text:p>5650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Ration</text:p>
          </table:table-cell>
          <table:table-cell office:value-type="string">
            <text:p>IW stores</text:p>
          </table:table-cell>
          <table:table-cell office:value-type="float" office:value="4000">
            <text:p>400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groceries</text:p>
          </table:table-cell>
          <table:table-cell office:value-type="float" office:value="1000">
            <text:p>100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>
            <text:p>total</text:p>
          </table:table-cell>
          <table:table-cell table:formula="of:=SUM([.C13:.C14])" office:value-type="float" office:value="5000">
            <text:p>5000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Tax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8">07/18/2019</text:date>, <text:time>09:5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h Sridharan</meta:initial-creator>
    <meta:creation-date>2018-12-27T14:33:36.55</meta:creation-date>
    <dc:date>2019-07-18T09:55:29.80</dc:date>
    <dc:creator>Vignesh Sridharan</dc:creator>
    <meta:editing-duration>PT5H21M7S</meta:editing-duration>
    <meta:editing-cycles>12</meta:editing-cycles>
    <meta:generator>OpenOffice/4.1.3$Win32 OpenOffice.org_project/413m1$Build-9783</meta:generator>
    <meta:document-statistic meta:table-count="3" meta:cell-count="1081" meta:object-count="0"/>
  </office:meta>
</office:document-meta>
</file>